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5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65759" table:style-name="ce57">
            <text:p>8,865,759</text:p>
          </table:table-cell>
          <table:table-cell office:value-type="float" office:value="23586562" table:style-name="ce58">
            <text:p>23,586,562</text:p>
          </table:table-cell>
          <table:table-cell office:value-type="float" office:value="11691334" table:style-name="ce58">
            <text:p>11,691,334</text:p>
          </table:table-cell>
          <table:table-cell office:value-type="float" office:value="11895228" table:style-name="ce59">
            <text:p>11,895,228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92482" table:style-name="ce57">
            <text:p>1,592,482</text:p>
          </table:table-cell>
          <table:table-cell office:value-type="float" office:value="4026407" table:style-name="ce62">
            <text:p>4,026,407</text:p>
          </table:table-cell>
          <table:table-cell office:value-type="float" office:value="1966707" table:style-name="ce62">
            <text:p>1,966,707</text:p>
          </table:table-cell>
          <table:table-cell office:value-type="float" office:value="2059700" table:style-name="ce59">
            <text:p>2,059,70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9822" table:style-name="ce57">
            <text:p>1,059,822</text:p>
          </table:table-cell>
          <table:table-cell office:value-type="float" office:value="2626385" table:style-name="ce62">
            <text:p>2,626,385</text:p>
          </table:table-cell>
          <table:table-cell office:value-type="float" office:value="1250381" table:style-name="ce62">
            <text:p>1,250,381</text:p>
          </table:table-cell>
          <table:table-cell office:value-type="float" office:value="1376004" table:style-name="ce59">
            <text:p>1,376,004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32923" table:style-name="ce57">
            <text:p>832,923</text:p>
          </table:table-cell>
          <table:table-cell office:value-type="float" office:value="2256665" table:style-name="ce62">
            <text:p>2,256,665</text:p>
          </table:table-cell>
          <table:table-cell office:value-type="float" office:value="1119101" table:style-name="ce62">
            <text:p>1,119,101</text:p>
          </table:table-cell>
          <table:table-cell office:value-type="float" office:value="1137564" table:style-name="ce59">
            <text:p>1,137,56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91911" table:style-name="ce57">
            <text:p>991,911</text:p>
          </table:table-cell>
          <table:table-cell office:value-type="float" office:value="2816494" table:style-name="ce62">
            <text:p>2,816,494</text:p>
          </table:table-cell>
          <table:table-cell office:value-type="float" office:value="1384154" table:style-name="ce62">
            <text:p>1,384,154</text:p>
          </table:table-cell>
          <table:table-cell office:value-type="float" office:value="1432340" table:style-name="ce59">
            <text:p>1,432,34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8477" table:style-name="ce57">
            <text:p>698,477</text:p>
          </table:table-cell>
          <table:table-cell office:value-type="float" office:value="1878253" table:style-name="ce62">
            <text:p>1,878,253</text:p>
          </table:table-cell>
          <table:table-cell office:value-type="float" office:value="935746" table:style-name="ce62">
            <text:p>935,746</text:p>
          </table:table-cell>
          <table:table-cell office:value-type="float" office:value="942507" table:style-name="ce59">
            <text:p>942,507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2993" table:style-name="ce57">
            <text:p>1,112,993</text:p>
          </table:table-cell>
          <table:table-cell office:value-type="float" office:value="2772834" table:style-name="ce61">
            <text:p>2,772,834</text:p>
          </table:table-cell>
          <table:table-cell office:value-type="float" office:value="1368690" table:style-name="ce62">
            <text:p>1,368,690</text:p>
          </table:table-cell>
          <table:table-cell office:value-type="float" office:value="1404144" table:style-name="ce59">
            <text:p>1,404,144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32467" table:style-name="ce57">
            <text:p>2,532,467</text:p>
          </table:table-cell>
          <table:table-cell office:value-type="float" office:value="7056805" table:style-name="ce61">
            <text:p>7,056,805</text:p>
          </table:table-cell>
          <table:table-cell office:value-type="float" office:value="3589377" table:style-name="ce62">
            <text:p>3,589,377</text:p>
          </table:table-cell>
          <table:table-cell office:value-type="float" office:value="3467428" table:style-name="ce59">
            <text:p>3,467,428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1366" table:style-name="ce36">
            <text:p>171,366</text:p>
          </table:table-cell>
          <table:table-cell office:value-type="float" office:value="453970" table:style-name="ce37">
            <text:p>453,970</text:p>
          </table:table-cell>
          <table:table-cell office:value-type="float" office:value="228966" table:style-name="ce37">
            <text:p>228,966</text:p>
          </table:table-cell>
          <table:table-cell office:value-type="float" office:value="225004" table:style-name="ce37">
            <text:p>225,00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2310" table:style-name="ce36">
            <text:p>202,310</text:p>
          </table:table-cell>
          <table:table-cell office:value-type="float" office:value="566434" table:style-name="ce37">
            <text:p>566,434</text:p>
          </table:table-cell>
          <table:table-cell office:value-type="float" office:value="289016" table:style-name="ce37">
            <text:p>289,016</text:p>
          </table:table-cell>
          <table:table-cell office:value-type="float" office:value="277418" table:style-name="ce37">
            <text:p>277,418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1925" table:style-name="ce36">
            <text:p>191,925</text:p>
          </table:table-cell>
          <table:table-cell office:value-type="float" office:value="544339" table:style-name="ce37">
            <text:p>544,339</text:p>
          </table:table-cell>
          <table:table-cell office:value-type="float" office:value="280614" table:style-name="ce37">
            <text:p>280,614</text:p>
          </table:table-cell>
          <table:table-cell office:value-type="float" office:value="263725" table:style-name="ce37">
            <text:p>263,72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4155" table:style-name="ce36">
            <text:p>394,155</text:p>
          </table:table-cell>
          <table:table-cell office:value-type="float" office:value="1269953" table:style-name="ce37">
            <text:p>1,269,953</text:p>
          </table:table-cell>
          <table:table-cell office:value-type="float" office:value="645683" table:style-name="ce37">
            <text:p>645,683</text:p>
          </table:table-cell>
          <table:table-cell office:value-type="float" office:value="624270" table:style-name="ce37">
            <text:p>624,27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143" table:style-name="ce36">
            <text:p>179,143</text:p>
          </table:table-cell>
          <table:table-cell office:value-type="float" office:value="492877" table:style-name="ce37">
            <text:p>492,877</text:p>
          </table:table-cell>
          <table:table-cell office:value-type="float" office:value="252004" table:style-name="ce37">
            <text:p>252,004</text:p>
          </table:table-cell>
          <table:table-cell office:value-type="float" office:value="240873" table:style-name="ce37">
            <text:p>240,873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635" table:style-name="ce36">
            <text:p>242,635</text:p>
          </table:table-cell>
          <table:table-cell office:value-type="float" office:value="679468" table:style-name="ce37">
            <text:p>679,468</text:p>
          </table:table-cell>
          <table:table-cell office:value-type="float" office:value="351707" table:style-name="ce37">
            <text:p>351,707</text:p>
          </table:table-cell>
          <table:table-cell office:value-type="float" office:value="327761" table:style-name="ce37">
            <text:p>327,76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987" table:style-name="ce36">
            <text:p>183,987</text:p>
          </table:table-cell>
          <table:table-cell office:value-type="float" office:value="501376" table:style-name="ce37">
            <text:p>501,376</text:p>
          </table:table-cell>
          <table:table-cell office:value-type="float" office:value="260200" table:style-name="ce37">
            <text:p>260,200</text:p>
          </table:table-cell>
          <table:table-cell office:value-type="float" office:value="241176" table:style-name="ce37">
            <text:p>241,1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0450" table:style-name="ce36">
            <text:p>290,450</text:p>
          </table:table-cell>
          <table:table-cell office:value-type="float" office:value="816173" table:style-name="ce37">
            <text:p>816,173</text:p>
          </table:table-cell>
          <table:table-cell office:value-type="float" office:value="416050" table:style-name="ce37">
            <text:p>416,050</text:p>
          </table:table-cell>
          <table:table-cell office:value-type="float" office:value="400123" table:style-name="ce37">
            <text:p>400,1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333" table:style-name="ce36">
            <text:p>83,333</text:p>
          </table:table-cell>
          <table:table-cell office:value-type="float" office:value="216045" table:style-name="ce55">
            <text:p>216,045</text:p>
          </table:table-cell>
          <table:table-cell office:value-type="float" office:value="111138" table:style-name="ce37">
            <text:p>111,138</text:p>
          </table:table-cell>
          <table:table-cell office:value-type="float" office:value="104907" table:style-name="ce37">
            <text:p>104,9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957" table:style-name="ce36">
            <text:p>126,957</text:p>
          </table:table-cell>
          <table:table-cell office:value-type="float" office:value="325453" table:style-name="ce37">
            <text:p>325,453</text:p>
          </table:table-cell>
          <table:table-cell office:value-type="float" office:value="164632" table:style-name="ce37">
            <text:p>164,632</text:p>
          </table:table-cell>
          <table:table-cell office:value-type="float" office:value="160821" table:style-name="ce37">
            <text:p>160,8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512" table:style-name="ce36">
            <text:p>41,512</text:p>
          </table:table-cell>
          <table:table-cell office:value-type="float" office:value="105022" table:style-name="ce37">
            <text:p>105,022</text:p>
          </table:table-cell>
          <table:table-cell office:value-type="float" office:value="54109" table:style-name="ce37">
            <text:p>54,109</text:p>
          </table:table-cell>
          <table:table-cell office:value-type="float" office:value="50913" table:style-name="ce37">
            <text:p>50,9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952" table:style-name="ce36">
            <text:p>154,952</text:p>
          </table:table-cell>
          <table:table-cell office:value-type="float" office:value="368686" table:style-name="ce37">
            <text:p>368,686</text:p>
          </table:table-cell>
          <table:table-cell office:value-type="float" office:value="183989" table:style-name="ce37">
            <text:p>183,989</text:p>
          </table:table-cell>
          <table:table-cell office:value-type="float" office:value="184697" table:style-name="ce37">
            <text:p>184,6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8929" table:style-name="ce36">
            <text:p>168,929</text:p>
          </table:table-cell>
          <table:table-cell office:value-type="float" office:value="449806" table:style-name="ce37">
            <text:p>449,806</text:p>
          </table:table-cell>
          <table:table-cell office:value-type="float" office:value="221830" table:style-name="ce37">
            <text:p>221,830</text:p>
          </table:table-cell>
          <table:table-cell office:value-type="float" office:value="227976" table:style-name="ce37">
            <text:p>227,9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813" table:style-name="ce36">
            <text:p>100,813</text:p>
          </table:table-cell>
          <table:table-cell office:value-type="float" office:value="267203" table:style-name="ce37">
            <text:p>267,203</text:p>
          </table:table-cell>
          <table:table-cell office:value-type="float" office:value="129439" table:style-name="ce37">
            <text:p>129,439</text:p>
          </table:table-cell>
          <table:table-cell office:value-type="float" office:value="137764" table:style-name="ce37">
            <text:p>137,76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684" table:style-name="ce57">
            <text:p>44,684</text:p>
          </table:table-cell>
          <table:table-cell office:value-type="float" office:value="152719" table:style-name="ce61">
            <text:p>152,719</text:p>
          </table:table-cell>
          <table:table-cell office:value-type="float" office:value="77178" table:style-name="ce61">
            <text:p>77,178</text:p>
          </table:table-cell>
          <table:table-cell office:value-type="float" office:value="75541" table:style-name="ce61">
            <text:p>75,5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390" table:style-name="ce36">
            <text:p>41,390</text:p>
          </table:table-cell>
          <table:table-cell office:value-type="float" office:value="139683" table:style-name="ce37">
            <text:p>139,683</text:p>
          </table:table-cell>
          <table:table-cell office:value-type="float" office:value="69705" table:style-name="ce37">
            <text:p>69,705</text:p>
          </table:table-cell>
          <table:table-cell office:value-type="float" office:value="69978" table:style-name="ce37">
            <text:p>69,97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294" table:style-name="ce38">
            <text:p>3,294</text:p>
          </table:table-cell>
          <table:table-cell office:value-type="float" office:value="13036" table:style-name="ce39">
            <text:p>13,036</text:p>
          </table:table-cell>
          <table:table-cell office:value-type="float" office:value="7473" table:style-name="ce39">
            <text:p>7,473</text:p>
          </table:table-cell>
          <table:table-cell office:value-type="float" office:value="5563" table:style-name="ce39">
            <text:p>5,563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6月8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92482" table:style-name="ce82">
            <text:p>1,592,482</text:p>
          </table:table-cell>
          <table:table-cell office:value-type="float" office:value="4026407" table:style-name="ce79">
            <text:p>4,026,407</text:p>
          </table:table-cell>
          <table:table-cell office:value-type="float" office:value="1966707" table:style-name="ce79">
            <text:p>1,966,707</text:p>
          </table:table-cell>
          <table:table-cell office:value-type="float" office:value="2059700" table:style-name="ce83">
            <text:p>2,059,70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6201" table:style-name="ce9">
            <text:p>216,201</text:p>
          </table:table-cell>
          <table:table-cell office:value-type="float" office:value="557446" table:style-name="ce11">
            <text:p>557,446</text:p>
          </table:table-cell>
          <table:table-cell office:value-type="float" office:value="271194" table:style-name="ce11">
            <text:p>271,194</text:p>
          </table:table-cell>
          <table:table-cell office:value-type="float" office:value="286252" table:style-name="ce23">
            <text:p>286,25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656" table:style-name="ce9">
            <text:p>153,656</text:p>
          </table:table-cell>
          <table:table-cell office:value-type="float" office:value="385840" table:style-name="ce11">
            <text:p>385,840</text:p>
          </table:table-cell>
          <table:table-cell office:value-type="float" office:value="189173" table:style-name="ce11">
            <text:p>189,173</text:p>
          </table:table-cell>
          <table:table-cell office:value-type="float" office:value="196667" table:style-name="ce23">
            <text:p>196,66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994" table:style-name="ce9">
            <text:p>167,994</text:p>
          </table:table-cell>
          <table:table-cell office:value-type="float" office:value="412653" table:style-name="ce11">
            <text:p>412,653</text:p>
          </table:table-cell>
          <table:table-cell office:value-type="float" office:value="199589" table:style-name="ce11">
            <text:p>199,589</text:p>
          </table:table-cell>
          <table:table-cell office:value-type="float" office:value="213064" table:style-name="ce23">
            <text:p>213,06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458" table:style-name="ce9">
            <text:p>91,458</text:p>
          </table:table-cell>
          <table:table-cell office:value-type="float" office:value="220511" table:style-name="ce11">
            <text:p>220,511</text:p>
          </table:table-cell>
          <table:table-cell office:value-type="float" office:value="104408" table:style-name="ce11">
            <text:p>104,408</text:p>
          </table:table-cell>
          <table:table-cell office:value-type="float" office:value="116103" table:style-name="ce23">
            <text:p>116,10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9014" table:style-name="ce9">
            <text:p>159,014</text:p>
          </table:table-cell>
          <table:table-cell office:value-type="float" office:value="421603" table:style-name="ce11">
            <text:p>421,603</text:p>
          </table:table-cell>
          <table:table-cell office:value-type="float" office:value="205433" table:style-name="ce11">
            <text:p>205,433</text:p>
          </table:table-cell>
          <table:table-cell office:value-type="float" office:value="216170" table:style-name="ce23">
            <text:p>216,1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585" table:style-name="ce9">
            <text:p>129,585</text:p>
          </table:table-cell>
          <table:table-cell office:value-type="float" office:value="303612" table:style-name="ce11">
            <text:p>303,612</text:p>
          </table:table-cell>
          <table:table-cell office:value-type="float" office:value="145536" table:style-name="ce11">
            <text:p>145,536</text:p>
          </table:table-cell>
          <table:table-cell office:value-type="float" office:value="158076" table:style-name="ce23">
            <text:p>158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349" table:style-name="ce9">
            <text:p>67,349</text:p>
          </table:table-cell>
          <table:table-cell office:value-type="float" office:value="183860" table:style-name="ce11">
            <text:p>183,860</text:p>
          </table:table-cell>
          <table:table-cell office:value-type="float" office:value="91590" table:style-name="ce11">
            <text:p>91,590</text:p>
          </table:table-cell>
          <table:table-cell office:value-type="float" office:value="92270" table:style-name="ce23">
            <text:p>92,2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457" table:style-name="ce9">
            <text:p>31,457</text:p>
          </table:table-cell>
          <table:table-cell office:value-type="float" office:value="87443" table:style-name="ce11">
            <text:p>87,443</text:p>
          </table:table-cell>
          <table:table-cell office:value-type="float" office:value="43794" table:style-name="ce11">
            <text:p>43,794</text:p>
          </table:table-cell>
          <table:table-cell office:value-type="float" office:value="43649" table:style-name="ce23">
            <text:p>43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170" table:style-name="ce9">
            <text:p>44,170</text:p>
          </table:table-cell>
          <table:table-cell office:value-type="float" office:value="116810" table:style-name="ce11">
            <text:p>116,810</text:p>
          </table:table-cell>
          <table:table-cell office:value-type="float" office:value="58376" table:style-name="ce11">
            <text:p>58,376</text:p>
          </table:table-cell>
          <table:table-cell office:value-type="float" office:value="58434" table:style-name="ce23">
            <text:p>58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1380" table:style-name="ce9">
            <text:p>81,380</text:p>
          </table:table-cell>
          <table:table-cell office:value-type="float" office:value="180803" table:style-name="ce11">
            <text:p>180,803</text:p>
          </table:table-cell>
          <table:table-cell office:value-type="float" office:value="86486" table:style-name="ce11">
            <text:p>86,486</text:p>
          </table:table-cell>
          <table:table-cell office:value-type="float" office:value="94317" table:style-name="ce23">
            <text:p>94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0344" table:style-name="ce9">
            <text:p>90,344</text:p>
          </table:table-cell>
          <table:table-cell office:value-type="float" office:value="204658" table:style-name="ce11">
            <text:p>204,658</text:p>
          </table:table-cell>
          <table:table-cell office:value-type="float" office:value="99595" table:style-name="ce11">
            <text:p>99,595</text:p>
          </table:table-cell>
          <table:table-cell office:value-type="float" office:value="105063" table:style-name="ce23">
            <text:p>105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8" table:style-name="ce9">
            <text:p>16,168</text:p>
          </table:table-cell>
          <table:table-cell office:value-type="float" office:value="39299" table:style-name="ce11">
            <text:p>39,299</text:p>
          </table:table-cell>
          <table:table-cell office:value-type="float" office:value="19867" table:style-name="ce11">
            <text:p>19,867</text:p>
          </table:table-cell>
          <table:table-cell office:value-type="float" office:value="19432" table:style-name="ce23">
            <text:p>19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737" table:style-name="ce9">
            <text:p>88,737</text:p>
          </table:table-cell>
          <table:table-cell office:value-type="float" office:value="238009" table:style-name="ce11">
            <text:p>238,009</text:p>
          </table:table-cell>
          <table:table-cell office:value-type="float" office:value="117079" table:style-name="ce11">
            <text:p>117,079</text:p>
          </table:table-cell>
          <table:table-cell office:value-type="float" office:value="120930" table:style-name="ce23">
            <text:p>120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833" table:style-name="ce9">
            <text:p>72,833</text:p>
          </table:table-cell>
          <table:table-cell office:value-type="float" office:value="202228" table:style-name="ce11">
            <text:p>202,228</text:p>
          </table:table-cell>
          <table:table-cell office:value-type="float" office:value="99051" table:style-name="ce11">
            <text:p>99,051</text:p>
          </table:table-cell>
          <table:table-cell office:value-type="float" office:value="103177" table:style-name="ce23">
            <text:p>103,1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026" table:style-name="ce9">
            <text:p>34,026</text:p>
          </table:table-cell>
          <table:table-cell office:value-type="float" office:value="88815" table:style-name="ce11">
            <text:p>88,815</text:p>
          </table:table-cell>
          <table:table-cell office:value-type="float" office:value="44706" table:style-name="ce11">
            <text:p>44,706</text:p>
          </table:table-cell>
          <table:table-cell office:value-type="float" office:value="44109" table:style-name="ce23">
            <text:p>44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883" table:style-name="ce9">
            <text:p>28,883</text:p>
          </table:table-cell>
          <table:table-cell office:value-type="float" office:value="78633" table:style-name="ce11">
            <text:p>78,633</text:p>
          </table:table-cell>
          <table:table-cell office:value-type="float" office:value="38772" table:style-name="ce11">
            <text:p>38,772</text:p>
          </table:table-cell>
          <table:table-cell office:value-type="float" office:value="39861" table:style-name="ce23">
            <text:p>39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7392" table:style-name="ce9">
            <text:p>47,392</text:p>
          </table:table-cell>
          <table:table-cell office:value-type="float" office:value="117956" table:style-name="ce11">
            <text:p>117,956</text:p>
          </table:table-cell>
          <table:table-cell office:value-type="float" office:value="57320" table:style-name="ce11">
            <text:p>57,320</text:p>
          </table:table-cell>
          <table:table-cell office:value-type="float" office:value="60636" table:style-name="ce23">
            <text:p>60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50" table:style-name="ce9">
            <text:p>9,750</text:p>
          </table:table-cell>
          <table:table-cell office:value-type="float" office:value="23780" table:style-name="ce11">
            <text:p>23,780</text:p>
          </table:table-cell>
          <table:table-cell office:value-type="float" office:value="11870" table:style-name="ce11">
            <text:p>11,870</text:p>
          </table:table-cell>
          <table:table-cell office:value-type="float" office:value="11910" table:style-name="ce23">
            <text:p>11,9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4" table:style-name="ce9">
            <text:p>3,404</text:p>
          </table:table-cell>
          <table:table-cell office:value-type="float" office:value="7585" table:style-name="ce11">
            <text:p>7,585</text:p>
          </table:table-cell>
          <table:table-cell office:value-type="float" office:value="4137" table:style-name="ce11">
            <text:p>4,137</text:p>
          </table:table-cell>
          <table:table-cell office:value-type="float" office:value="3448" table:style-name="ce23">
            <text:p>3,4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2" table:style-name="ce9">
            <text:p>2,542</text:p>
          </table:table-cell>
          <table:table-cell office:value-type="float" office:value="6721" table:style-name="ce11">
            <text:p>6,721</text:p>
          </table:table-cell>
          <table:table-cell office:value-type="float" office:value="3657" table:style-name="ce11">
            <text:p>3,657</text:p>
          </table:table-cell>
          <table:table-cell office:value-type="float" office:value="3064" table:style-name="ce23">
            <text:p>3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76" table:style-name="ce9">
            <text:p>9,576</text:p>
          </table:table-cell>
          <table:table-cell office:value-type="float" office:value="22685" table:style-name="ce11">
            <text:p>22,685</text:p>
          </table:table-cell>
          <table:table-cell office:value-type="float" office:value="11637" table:style-name="ce11">
            <text:p>11,637</text:p>
          </table:table-cell>
          <table:table-cell office:value-type="float" office:value="11048" table:style-name="ce23">
            <text:p>11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65" table:style-name="ce9">
            <text:p>4,265</text:p>
          </table:table-cell>
          <table:table-cell office:value-type="float" office:value="11643" table:style-name="ce11">
            <text:p>11,643</text:p>
          </table:table-cell>
          <table:table-cell office:value-type="float" office:value="6052" table:style-name="ce11">
            <text:p>6,052</text:p>
          </table:table-cell>
          <table:table-cell office:value-type="float" office:value="5591" table:style-name="ce23">
            <text:p>5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354" table:style-name="ce9">
            <text:p>15,354</text:p>
          </table:table-cell>
          <table:table-cell office:value-type="float" office:value="39556" table:style-name="ce11">
            <text:p>39,556</text:p>
          </table:table-cell>
          <table:table-cell office:value-type="float" office:value="19723" table:style-name="ce11">
            <text:p>19,723</text:p>
          </table:table-cell>
          <table:table-cell office:value-type="float" office:value="19833" table:style-name="ce23">
            <text:p>19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70" table:style-name="ce9">
            <text:p>2,270</text:p>
          </table:table-cell>
          <table:table-cell office:value-type="float" office:value="4488" table:style-name="ce11">
            <text:p>4,488</text:p>
          </table:table-cell>
          <table:table-cell office:value-type="float" office:value="2491" table:style-name="ce11">
            <text:p>2,491</text:p>
          </table:table-cell>
          <table:table-cell office:value-type="float" office:value="1997" table:style-name="ce23">
            <text:p>1,9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49" table:style-name="ce9">
            <text:p>3,749</text:p>
          </table:table-cell>
          <table:table-cell office:value-type="float" office:value="8565" table:style-name="ce11">
            <text:p>8,565</text:p>
          </table:table-cell>
          <table:table-cell office:value-type="float" office:value="4645" table:style-name="ce11">
            <text:p>4,645</text:p>
          </table:table-cell>
          <table:table-cell office:value-type="float" office:value="3920" table:style-name="ce23">
            <text:p>3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9" table:style-name="ce9">
            <text:p>4,349</text:p>
          </table:table-cell>
          <table:table-cell office:value-type="float" office:value="11900" table:style-name="ce11">
            <text:p>11,900</text:p>
          </table:table-cell>
          <table:table-cell office:value-type="float" office:value="6095" table:style-name="ce11">
            <text:p>6,095</text:p>
          </table:table-cell>
          <table:table-cell office:value-type="float" office:value="5805" table:style-name="ce23">
            <text:p>5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56" table:style-name="ce9">
            <text:p>7,156</text:p>
          </table:table-cell>
          <table:table-cell office:value-type="float" office:value="21229" table:style-name="ce11">
            <text:p>21,229</text:p>
          </table:table-cell>
          <table:table-cell office:value-type="float" office:value="10442" table:style-name="ce11">
            <text:p>10,442</text:p>
          </table:table-cell>
          <table:table-cell office:value-type="float" office:value="10787" table:style-name="ce23">
            <text:p>10,7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20" table:style-name="ce9">
            <text:p>7,520</text:p>
          </table:table-cell>
          <table:table-cell office:value-type="float" office:value="21730" table:style-name="ce11">
            <text:p>21,730</text:p>
          </table:table-cell>
          <table:table-cell office:value-type="float" office:value="10887" table:style-name="ce11">
            <text:p>10,887</text:p>
          </table:table-cell>
          <table:table-cell office:value-type="float" office:value="10843" table:style-name="ce23">
            <text:p>10,84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0" table:style-name="ce16">
            <text:p>1,900</text:p>
          </table:table-cell>
          <table:table-cell office:value-type="float" office:value="6346" table:style-name="ce18">
            <text:p>6,346</text:p>
          </table:table-cell>
          <table:table-cell office:value-type="float" office:value="3102" table:style-name="ce18">
            <text:p>3,102</text:p>
          </table:table-cell>
          <table:table-cell office:value-type="float" office:value="3244" table:style-name="ce19">
            <text:p>3,244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9822" table:style-name="ce71">
            <text:p>1,059,822</text:p>
          </table:table-cell>
          <table:table-cell office:value-type="float" office:value="2626385" table:style-name="ce79">
            <text:p>2,626,385</text:p>
          </table:table-cell>
          <table:table-cell office:value-type="float" office:value="1250381" table:style-name="ce79">
            <text:p>1,250,381</text:p>
          </table:table-cell>
          <table:table-cell office:value-type="float" office:value="1376004" table:style-name="ce73">
            <text:p>1,376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062" table:style-name="ce52">
            <text:p>81,062</text:p>
          </table:table-cell>
          <table:table-cell office:value-type="float" office:value="202547" table:style-name="ce11">
            <text:p>202,547</text:p>
          </table:table-cell>
          <table:table-cell office:value-type="float" office:value="94667" table:style-name="ce11">
            <text:p>94,667</text:p>
          </table:table-cell>
          <table:table-cell office:value-type="float" office:value="107880" table:style-name="ce10">
            <text:p>107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123" table:style-name="ce52">
            <text:p>89,123</text:p>
          </table:table-cell>
          <table:table-cell office:value-type="float" office:value="217857" table:style-name="ce11">
            <text:p>217,857</text:p>
          </table:table-cell>
          <table:table-cell office:value-type="float" office:value="103475" table:style-name="ce11">
            <text:p>103,475</text:p>
          </table:table-cell>
          <table:table-cell office:value-type="float" office:value="114382" table:style-name="ce10">
            <text:p>114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429" table:style-name="ce52">
            <text:p>121,429</text:p>
          </table:table-cell>
          <table:table-cell office:value-type="float" office:value="305616" table:style-name="ce11">
            <text:p>305,616</text:p>
          </table:table-cell>
          <table:table-cell office:value-type="float" office:value="142171" table:style-name="ce11">
            <text:p>142,171</text:p>
          </table:table-cell>
          <table:table-cell office:value-type="float" office:value="163445" table:style-name="ce10">
            <text:p>163,4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624" table:style-name="ce52">
            <text:p>100,624</text:p>
          </table:table-cell>
          <table:table-cell office:value-type="float" office:value="225762" table:style-name="ce11">
            <text:p>225,762</text:p>
          </table:table-cell>
          <table:table-cell office:value-type="float" office:value="104692" table:style-name="ce11">
            <text:p>104,692</text:p>
          </table:table-cell>
          <table:table-cell office:value-type="float" office:value="121070" table:style-name="ce10">
            <text:p>121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21" table:style-name="ce52">
            <text:p>65,721</text:p>
          </table:table-cell>
          <table:table-cell office:value-type="float" office:value="156884" table:style-name="ce11">
            <text:p>156,884</text:p>
          </table:table-cell>
          <table:table-cell office:value-type="float" office:value="74717" table:style-name="ce11">
            <text:p>74,717</text:p>
          </table:table-cell>
          <table:table-cell office:value-type="float" office:value="82167" table:style-name="ce10">
            <text:p>82,1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82" table:style-name="ce52">
            <text:p>51,982</text:p>
          </table:table-cell>
          <table:table-cell office:value-type="float" office:value="125152" table:style-name="ce11">
            <text:p>125,152</text:p>
          </table:table-cell>
          <table:table-cell office:value-type="float" office:value="60599" table:style-name="ce11">
            <text:p>60,599</text:p>
          </table:table-cell>
          <table:table-cell office:value-type="float" office:value="64553" table:style-name="ce10">
            <text:p>64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183" table:style-name="ce52">
            <text:p>79,183</text:p>
          </table:table-cell>
          <table:table-cell office:value-type="float" office:value="185255" table:style-name="ce11">
            <text:p>185,255</text:p>
          </table:table-cell>
          <table:table-cell office:value-type="float" office:value="90638" table:style-name="ce11">
            <text:p>90,638</text:p>
          </table:table-cell>
          <table:table-cell office:value-type="float" office:value="94617" table:style-name="ce10">
            <text:p>94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384" table:style-name="ce52">
            <text:p>107,384</text:p>
          </table:table-cell>
          <table:table-cell office:value-type="float" office:value="270144" table:style-name="ce11">
            <text:p>270,144</text:p>
          </table:table-cell>
          <table:table-cell office:value-type="float" office:value="129136" table:style-name="ce11">
            <text:p>129,136</text:p>
          </table:table-cell>
          <table:table-cell office:value-type="float" office:value="141008" table:style-name="ce10">
            <text:p>141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905" table:style-name="ce52">
            <text:p>47,905</text:p>
          </table:table-cell>
          <table:table-cell office:value-type="float" office:value="119759" table:style-name="ce11">
            <text:p>119,759</text:p>
          </table:table-cell>
          <table:table-cell office:value-type="float" office:value="58521" table:style-name="ce11">
            <text:p>58,521</text:p>
          </table:table-cell>
          <table:table-cell office:value-type="float" office:value="61238" table:style-name="ce10">
            <text:p>61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499" table:style-name="ce52">
            <text:p>109,499</text:p>
          </table:table-cell>
          <table:table-cell office:value-type="float" office:value="284268" table:style-name="ce11">
            <text:p>284,268</text:p>
          </table:table-cell>
          <table:table-cell office:value-type="float" office:value="135421" table:style-name="ce11">
            <text:p>135,421</text:p>
          </table:table-cell>
          <table:table-cell office:value-type="float" office:value="148847" table:style-name="ce10">
            <text:p>148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969" table:style-name="ce52">
            <text:p>107,969</text:p>
          </table:table-cell>
          <table:table-cell office:value-type="float" office:value="281312" table:style-name="ce11">
            <text:p>281,312</text:p>
          </table:table-cell>
          <table:table-cell office:value-type="float" office:value="135492" table:style-name="ce11">
            <text:p>135,492</text:p>
          </table:table-cell>
          <table:table-cell office:value-type="float" office:value="145820" table:style-name="ce10">
            <text:p>145,82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941" table:style-name="ce53">
            <text:p>97,941</text:p>
          </table:table-cell>
          <table:table-cell office:value-type="float" office:value="251829" table:style-name="ce18">
            <text:p>251,829</text:p>
          </table:table-cell>
          <table:table-cell office:value-type="float" office:value="120852" table:style-name="ce18">
            <text:p>120,852</text:p>
          </table:table-cell>
          <table:table-cell office:value-type="float" office:value="130977" table:style-name="ce17">
            <text:p>130,977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32923" table:style-name="ce71">
            <text:p>832,923</text:p>
          </table:table-cell>
          <table:table-cell office:value-type="float" office:value="2256665" table:style-name="ce79">
            <text:p>2,256,665</text:p>
          </table:table-cell>
          <table:table-cell office:value-type="float" office:value="1119101" table:style-name="ce79">
            <text:p>1,119,101</text:p>
          </table:table-cell>
          <table:table-cell office:value-type="float" office:value="1137564" table:style-name="ce83">
            <text:p>1,137,56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4792" table:style-name="ce52">
            <text:p>174,792</text:p>
          </table:table-cell>
          <table:table-cell office:value-type="float" office:value="454643" table:style-name="ce11">
            <text:p>454,643</text:p>
          </table:table-cell>
          <table:table-cell office:value-type="float" office:value="219969" table:style-name="ce11">
            <text:p>219,969</text:p>
          </table:table-cell>
          <table:table-cell office:value-type="float" office:value="234674" table:style-name="ce23">
            <text:p>234,67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8108" table:style-name="ce52">
            <text:p>158,108</text:p>
          </table:table-cell>
          <table:table-cell office:value-type="float" office:value="419085" table:style-name="ce11">
            <text:p>419,085</text:p>
          </table:table-cell>
          <table:table-cell office:value-type="float" office:value="205628" table:style-name="ce11">
            <text:p>205,628</text:p>
          </table:table-cell>
          <table:table-cell office:value-type="float" office:value="213457" table:style-name="ce23">
            <text:p>213,45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743" table:style-name="ce52">
            <text:p>33,743</text:p>
          </table:table-cell>
          <table:table-cell office:value-type="float" office:value="95655" table:style-name="ce11">
            <text:p>95,655</text:p>
          </table:table-cell>
          <table:table-cell office:value-type="float" office:value="48596" table:style-name="ce11">
            <text:p>48,596</text:p>
          </table:table-cell>
          <table:table-cell office:value-type="float" office:value="47059" table:style-name="ce23">
            <text:p>47,05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1659" table:style-name="ce52">
            <text:p>61,659</text:p>
          </table:table-cell>
          <table:table-cell office:value-type="float" office:value="173963" table:style-name="ce11">
            <text:p>173,963</text:p>
          </table:table-cell>
          <table:table-cell office:value-type="float" office:value="87364" table:style-name="ce11">
            <text:p>87,364</text:p>
          </table:table-cell>
          <table:table-cell office:value-type="float" office:value="86599" table:style-name="ce23">
            <text:p>86,59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732" table:style-name="ce52">
            <text:p>60,732</text:p>
          </table:table-cell>
          <table:table-cell office:value-type="float" office:value="166827" table:style-name="ce11">
            <text:p>166,827</text:p>
          </table:table-cell>
          <table:table-cell office:value-type="float" office:value="82595" table:style-name="ce11">
            <text:p>82,595</text:p>
          </table:table-cell>
          <table:table-cell office:value-type="float" office:value="84232" table:style-name="ce23">
            <text:p>84,23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168" table:style-name="ce52">
            <text:p>35,168</text:p>
          </table:table-cell>
          <table:table-cell office:value-type="float" office:value="93205" table:style-name="ce11">
            <text:p>93,205</text:p>
          </table:table-cell>
          <table:table-cell office:value-type="float" office:value="47421" table:style-name="ce11">
            <text:p>47,421</text:p>
          </table:table-cell>
          <table:table-cell office:value-type="float" office:value="45784" table:style-name="ce23">
            <text:p>45,78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4566" table:style-name="ce52">
            <text:p>64,566</text:p>
          </table:table-cell>
          <table:table-cell office:value-type="float" office:value="163466" table:style-name="ce11">
            <text:p>163,466</text:p>
          </table:table-cell>
          <table:table-cell office:value-type="float" office:value="81078" table:style-name="ce11">
            <text:p>81,078</text:p>
          </table:table-cell>
          <table:table-cell office:value-type="float" office:value="82388" table:style-name="ce23">
            <text:p>82,38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5095" table:style-name="ce52">
            <text:p>75,095</text:p>
          </table:table-cell>
          <table:table-cell office:value-type="float" office:value="207374" table:style-name="ce11">
            <text:p>207,374</text:p>
          </table:table-cell>
          <table:table-cell office:value-type="float" office:value="103227" table:style-name="ce11">
            <text:p>103,227</text:p>
          </table:table-cell>
          <table:table-cell office:value-type="float" office:value="104147" table:style-name="ce23">
            <text:p>104,14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548" table:style-name="ce52">
            <text:p>43,548</text:p>
          </table:table-cell>
          <table:table-cell office:value-type="float" office:value="124124" table:style-name="ce11">
            <text:p>124,124</text:p>
          </table:table-cell>
          <table:table-cell office:value-type="float" office:value="61927" table:style-name="ce11">
            <text:p>61,927</text:p>
          </table:table-cell>
          <table:table-cell office:value-type="float" office:value="62197" table:style-name="ce23">
            <text:p>62,19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0287" table:style-name="ce52">
            <text:p>80,287</text:p>
          </table:table-cell>
          <table:table-cell office:value-type="float" office:value="228518" table:style-name="ce11">
            <text:p>228,518</text:p>
          </table:table-cell>
          <table:table-cell office:value-type="float" office:value="113172" table:style-name="ce11">
            <text:p>113,172</text:p>
          </table:table-cell>
          <table:table-cell office:value-type="float" office:value="115346" table:style-name="ce23">
            <text:p>115,34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029" table:style-name="ce52">
            <text:p>17,029</text:p>
          </table:table-cell>
          <table:table-cell office:value-type="float" office:value="49260" table:style-name="ce11">
            <text:p>49,260</text:p>
          </table:table-cell>
          <table:table-cell office:value-type="float" office:value="26191" table:style-name="ce11">
            <text:p>26,191</text:p>
          </table:table-cell>
          <table:table-cell office:value-type="float" office:value="23069" table:style-name="ce23">
            <text:p>23,06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328" table:style-name="ce52">
            <text:p>24,328</text:p>
          </table:table-cell>
          <table:table-cell office:value-type="float" office:value="68259" table:style-name="ce11">
            <text:p>68,259</text:p>
          </table:table-cell>
          <table:table-cell office:value-type="float" office:value="35312" table:style-name="ce11">
            <text:p>35,312</text:p>
          </table:table-cell>
          <table:table-cell office:value-type="float" office:value="32947" table:style-name="ce23">
            <text:p>32,947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68" table:style-name="ce53">
            <text:p>3,868</text:p>
          </table:table-cell>
          <table:table-cell office:value-type="float" office:value="12286" table:style-name="ce18">
            <text:p>12,286</text:p>
          </table:table-cell>
          <table:table-cell office:value-type="float" office:value="6621" table:style-name="ce18">
            <text:p>6,621</text:p>
          </table:table-cell>
          <table:table-cell office:value-type="float" office:value="5665" table:style-name="ce19">
            <text:p>5,665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5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91911" table:style-name="ce71">
            <text:p>991,911</text:p>
          </table:table-cell>
          <table:table-cell office:value-type="float" office:value="2816494" table:style-name="ce79">
            <text:p>2,816,494</text:p>
          </table:table-cell>
          <table:table-cell office:value-type="float" office:value="1384154" table:style-name="ce79">
            <text:p>1,384,154</text:p>
          </table:table-cell>
          <table:table-cell office:value-type="float" office:value="1432340" table:style-name="ce73">
            <text:p>1,432,34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85" table:style-name="ce52">
            <text:p>7,985</text:p>
          </table:table-cell>
          <table:table-cell office:value-type="float" office:value="18342" table:style-name="ce11">
            <text:p>18,342</text:p>
          </table:table-cell>
          <table:table-cell office:value-type="float" office:value="9058" table:style-name="ce11">
            <text:p>9,058</text:p>
          </table:table-cell>
          <table:table-cell office:value-type="float" office:value="9284" table:style-name="ce10">
            <text:p>9,28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600" table:style-name="ce52">
            <text:p>28,600</text:p>
          </table:table-cell>
          <table:table-cell office:value-type="float" office:value="75878" table:style-name="ce11">
            <text:p>75,878</text:p>
          </table:table-cell>
          <table:table-cell office:value-type="float" office:value="37616" table:style-name="ce11">
            <text:p>37,616</text:p>
          </table:table-cell>
          <table:table-cell office:value-type="float" office:value="38262" table:style-name="ce10">
            <text:p>38,26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809" table:style-name="ce52">
            <text:p>49,809</text:p>
          </table:table-cell>
          <table:table-cell office:value-type="float" office:value="126595" table:style-name="ce11">
            <text:p>126,595</text:p>
          </table:table-cell>
          <table:table-cell office:value-type="float" office:value="60597" table:style-name="ce11">
            <text:p>60,597</text:p>
          </table:table-cell>
          <table:table-cell office:value-type="float" office:value="65998" table:style-name="ce10">
            <text:p>65,99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111" table:style-name="ce52">
            <text:p>46,111</text:p>
          </table:table-cell>
          <table:table-cell office:value-type="float" office:value="115043" table:style-name="ce11">
            <text:p>115,043</text:p>
          </table:table-cell>
          <table:table-cell office:value-type="float" office:value="54455" table:style-name="ce11">
            <text:p>54,455</text:p>
          </table:table-cell>
          <table:table-cell office:value-type="float" office:value="60588" table:style-name="ce10">
            <text:p>60,58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219" table:style-name="ce52">
            <text:p>60,219</text:p>
          </table:table-cell>
          <table:table-cell office:value-type="float" office:value="146798" table:style-name="ce11">
            <text:p>146,798</text:p>
          </table:table-cell>
          <table:table-cell office:value-type="float" office:value="69968" table:style-name="ce11">
            <text:p>69,968</text:p>
          </table:table-cell>
          <table:table-cell office:value-type="float" office:value="76830" table:style-name="ce10">
            <text:p>76,83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876" table:style-name="ce52">
            <text:p>88,876</text:p>
          </table:table-cell>
          <table:table-cell office:value-type="float" office:value="230738" table:style-name="ce11">
            <text:p>230,738</text:p>
          </table:table-cell>
          <table:table-cell office:value-type="float" office:value="110496" table:style-name="ce11">
            <text:p>110,496</text:p>
          </table:table-cell>
          <table:table-cell office:value-type="float" office:value="120242" table:style-name="ce10">
            <text:p>120,24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5712" table:style-name="ce52">
            <text:p>65,712</text:p>
          </table:table-cell>
          <table:table-cell office:value-type="float" office:value="174736" table:style-name="ce11">
            <text:p>174,736</text:p>
          </table:table-cell>
          <table:table-cell office:value-type="float" office:value="83473" table:style-name="ce11">
            <text:p>83,473</text:p>
          </table:table-cell>
          <table:table-cell office:value-type="float" office:value="91263" table:style-name="ce10">
            <text:p>91,26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5758" table:style-name="ce52">
            <text:p>105,758</text:p>
          </table:table-cell>
          <table:table-cell office:value-type="float" office:value="284917" table:style-name="ce11">
            <text:p>284,917</text:p>
          </table:table-cell>
          <table:table-cell office:value-type="float" office:value="136117" table:style-name="ce11">
            <text:p>136,117</text:p>
          </table:table-cell>
          <table:table-cell office:value-type="float" office:value="148800" table:style-name="ce10">
            <text:p>148,80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860" table:style-name="ce52">
            <text:p>54,860</text:p>
          </table:table-cell>
          <table:table-cell office:value-type="float" office:value="166643" table:style-name="ce11">
            <text:p>166,643</text:p>
          </table:table-cell>
          <table:table-cell office:value-type="float" office:value="82140" table:style-name="ce11">
            <text:p>82,140</text:p>
          </table:table-cell>
          <table:table-cell office:value-type="float" office:value="84503" table:style-name="ce10">
            <text:p>84,50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42" table:style-name="ce52">
            <text:p>17,442</text:p>
          </table:table-cell>
          <table:table-cell office:value-type="float" office:value="49531" table:style-name="ce11">
            <text:p>49,531</text:p>
          </table:table-cell>
          <table:table-cell office:value-type="float" office:value="25422" table:style-name="ce11">
            <text:p>25,422</text:p>
          </table:table-cell>
          <table:table-cell office:value-type="float" office:value="24109" table:style-name="ce10">
            <text:p>24,10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617" table:style-name="ce52">
            <text:p>23,617</text:p>
          </table:table-cell>
          <table:table-cell office:value-type="float" office:value="76445" table:style-name="ce11">
            <text:p>76,445</text:p>
          </table:table-cell>
          <table:table-cell office:value-type="float" office:value="38352" table:style-name="ce11">
            <text:p>38,352</text:p>
          </table:table-cell>
          <table:table-cell office:value-type="float" office:value="38093" table:style-name="ce10">
            <text:p>38,09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828" table:style-name="ce52">
            <text:p>28,828</text:p>
          </table:table-cell>
          <table:table-cell office:value-type="float" office:value="87741" table:style-name="ce11">
            <text:p>87,741</text:p>
          </table:table-cell>
          <table:table-cell office:value-type="float" office:value="44823" table:style-name="ce11">
            <text:p>44,823</text:p>
          </table:table-cell>
          <table:table-cell office:value-type="float" office:value="42918" table:style-name="ce10">
            <text:p>42,9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948" table:style-name="ce52">
            <text:p>30,948</text:p>
          </table:table-cell>
          <table:table-cell office:value-type="float" office:value="94951" table:style-name="ce11">
            <text:p>94,951</text:p>
          </table:table-cell>
          <table:table-cell office:value-type="float" office:value="47793" table:style-name="ce11">
            <text:p>47,793</text:p>
          </table:table-cell>
          <table:table-cell office:value-type="float" office:value="47158" table:style-name="ce10">
            <text:p>47,15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784" table:style-name="ce52">
            <text:p>18,784</text:p>
          </table:table-cell>
          <table:table-cell office:value-type="float" office:value="59100" table:style-name="ce11">
            <text:p>59,100</text:p>
          </table:table-cell>
          <table:table-cell office:value-type="float" office:value="29625" table:style-name="ce11">
            <text:p>29,625</text:p>
          </table:table-cell>
          <table:table-cell office:value-type="float" office:value="29475" table:style-name="ce10">
            <text:p>29,4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76" table:style-name="ce52">
            <text:p>16,676</text:p>
          </table:table-cell>
          <table:table-cell office:value-type="float" office:value="54511" table:style-name="ce11">
            <text:p>54,511</text:p>
          </table:table-cell>
          <table:table-cell office:value-type="float" office:value="27617" table:style-name="ce11">
            <text:p>27,617</text:p>
          </table:table-cell>
          <table:table-cell office:value-type="float" office:value="26894" table:style-name="ce10">
            <text:p>26,89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033" table:style-name="ce52">
            <text:p>20,033</text:p>
          </table:table-cell>
          <table:table-cell office:value-type="float" office:value="65586" table:style-name="ce11">
            <text:p>65,586</text:p>
          </table:table-cell>
          <table:table-cell office:value-type="float" office:value="33390" table:style-name="ce11">
            <text:p>33,390</text:p>
          </table:table-cell>
          <table:table-cell office:value-type="float" office:value="32196" table:style-name="ce10">
            <text:p>32,1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216" table:style-name="ce52">
            <text:p>37,216</text:p>
          </table:table-cell>
          <table:table-cell office:value-type="float" office:value="109283" table:style-name="ce11">
            <text:p>109,283</text:p>
          </table:table-cell>
          <table:table-cell office:value-type="float" office:value="53892" table:style-name="ce11">
            <text:p>53,892</text:p>
          </table:table-cell>
          <table:table-cell office:value-type="float" office:value="55391" table:style-name="ce10">
            <text:p>55,39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360" table:style-name="ce52">
            <text:p>30,360</text:p>
          </table:table-cell>
          <table:table-cell office:value-type="float" office:value="95701" table:style-name="ce11">
            <text:p>95,701</text:p>
          </table:table-cell>
          <table:table-cell office:value-type="float" office:value="47593" table:style-name="ce11">
            <text:p>47,593</text:p>
          </table:table-cell>
          <table:table-cell office:value-type="float" office:value="48108" table:style-name="ce10">
            <text:p>48,1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82" table:style-name="ce52">
            <text:p>7,682</text:p>
          </table:table-cell>
          <table:table-cell office:value-type="float" office:value="24208" table:style-name="ce11">
            <text:p>24,208</text:p>
          </table:table-cell>
          <table:table-cell office:value-type="float" office:value="12512" table:style-name="ce11">
            <text:p>12,512</text:p>
          </table:table-cell>
          <table:table-cell office:value-type="float" office:value="11696" table:style-name="ce10">
            <text:p>11,6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32" table:style-name="ce52">
            <text:p>4,932</text:p>
          </table:table-cell>
          <table:table-cell office:value-type="float" office:value="14691" table:style-name="ce11">
            <text:p>14,691</text:p>
          </table:table-cell>
          <table:table-cell office:value-type="float" office:value="7582" table:style-name="ce11">
            <text:p>7,582</text:p>
          </table:table-cell>
          <table:table-cell office:value-type="float" office:value="7109" table:style-name="ce10">
            <text:p>7,10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18" table:style-name="ce52">
            <text:p>9,918</text:p>
          </table:table-cell>
          <table:table-cell office:value-type="float" office:value="32066" table:style-name="ce11">
            <text:p>32,066</text:p>
          </table:table-cell>
          <table:table-cell office:value-type="float" office:value="16336" table:style-name="ce11">
            <text:p>16,336</text:p>
          </table:table-cell>
          <table:table-cell office:value-type="float" office:value="15730" table:style-name="ce10">
            <text:p>15,73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03" table:style-name="ce52">
            <text:p>5,603</text:p>
          </table:table-cell>
          <table:table-cell office:value-type="float" office:value="19005" table:style-name="ce11">
            <text:p>19,005</text:p>
          </table:table-cell>
          <table:table-cell office:value-type="float" office:value="10030" table:style-name="ce11">
            <text:p>10,030</text:p>
          </table:table-cell>
          <table:table-cell office:value-type="float" office:value="8975" table:style-name="ce10">
            <text:p>8,9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897" table:style-name="ce52">
            <text:p>25,897</text:p>
          </table:table-cell>
          <table:table-cell office:value-type="float" office:value="75765" table:style-name="ce11">
            <text:p>75,765</text:p>
          </table:table-cell>
          <table:table-cell office:value-type="float" office:value="37855" table:style-name="ce11">
            <text:p>37,855</text:p>
          </table:table-cell>
          <table:table-cell office:value-type="float" office:value="37910" table:style-name="ce10">
            <text:p>37,91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060" table:style-name="ce52">
            <text:p>18,060</text:p>
          </table:table-cell>
          <table:table-cell office:value-type="float" office:value="56874" table:style-name="ce11">
            <text:p>56,874</text:p>
          </table:table-cell>
          <table:table-cell office:value-type="float" office:value="28999" table:style-name="ce11">
            <text:p>28,999</text:p>
          </table:table-cell>
          <table:table-cell office:value-type="float" office:value="27875" table:style-name="ce10">
            <text:p>27,8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923" table:style-name="ce52">
            <text:p>23,923</text:p>
          </table:table-cell>
          <table:table-cell office:value-type="float" office:value="78136" table:style-name="ce11">
            <text:p>78,136</text:p>
          </table:table-cell>
          <table:table-cell office:value-type="float" office:value="39287" table:style-name="ce11">
            <text:p>39,287</text:p>
          </table:table-cell>
          <table:table-cell office:value-type="float" office:value="38849" table:style-name="ce10">
            <text:p>38,84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704" table:style-name="ce52">
            <text:p>20,704</text:p>
          </table:table-cell>
          <table:table-cell office:value-type="float" office:value="65224" table:style-name="ce11">
            <text:p>65,224</text:p>
          </table:table-cell>
          <table:table-cell office:value-type="float" office:value="33035" table:style-name="ce11">
            <text:p>33,035</text:p>
          </table:table-cell>
          <table:table-cell office:value-type="float" office:value="32189" table:style-name="ce10">
            <text:p>32,18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7118" table:style-name="ce52">
            <text:p>67,118</text:p>
          </table:table-cell>
          <table:table-cell office:value-type="float" office:value="194363" table:style-name="ce11">
            <text:p>194,363</text:p>
          </table:table-cell>
          <table:table-cell office:value-type="float" office:value="96099" table:style-name="ce11">
            <text:p>96,099</text:p>
          </table:table-cell>
          <table:table-cell office:value-type="float" office:value="98264" table:style-name="ce10">
            <text:p>98,26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619" table:style-name="ce52">
            <text:p>71,619</text:p>
          </table:table-cell>
          <table:table-cell office:value-type="float" office:value="212768" table:style-name="ce11">
            <text:p>212,768</text:p>
          </table:table-cell>
          <table:table-cell office:value-type="float" office:value="104169" table:style-name="ce11">
            <text:p>104,169</text:p>
          </table:table-cell>
          <table:table-cell office:value-type="float" office:value="108599" table:style-name="ce10">
            <text:p>108,59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21" table:style-name="ce53">
            <text:p>4,621</text:p>
          </table:table-cell>
          <table:table-cell office:value-type="float" office:value="10855" table:style-name="ce18">
            <text:p>10,855</text:p>
          </table:table-cell>
          <table:table-cell office:value-type="float" office:value="5823" table:style-name="ce18">
            <text:p>5,823</text:p>
          </table:table-cell>
          <table:table-cell office:value-type="float" office:value="5032" table:style-name="ce17">
            <text:p>5,032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8477" table:style-name="ce71">
            <text:p>698,477</text:p>
          </table:table-cell>
          <table:table-cell office:value-type="float" office:value="1878253" table:style-name="ce79">
            <text:p>1,878,253</text:p>
          </table:table-cell>
          <table:table-cell office:value-type="float" office:value="935746" table:style-name="ce79">
            <text:p>935,746</text:p>
          </table:table-cell>
          <table:table-cell office:value-type="float" office:value="942507" table:style-name="ce73">
            <text:p>942,5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307" table:style-name="ce52">
            <text:p>29,307</text:p>
          </table:table-cell>
          <table:table-cell office:value-type="float" office:value="76775" table:style-name="ce11">
            <text:p>76,775</text:p>
          </table:table-cell>
          <table:table-cell office:value-type="float" office:value="37976" table:style-name="ce11">
            <text:p>37,976</text:p>
          </table:table-cell>
          <table:table-cell office:value-type="float" office:value="38799" table:style-name="ce10">
            <text:p>38,7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66" table:style-name="ce52">
            <text:p>10,066</text:p>
          </table:table-cell>
          <table:table-cell office:value-type="float" office:value="25076" table:style-name="ce11">
            <text:p>25,076</text:p>
          </table:table-cell>
          <table:table-cell office:value-type="float" office:value="13049" table:style-name="ce11">
            <text:p>13,049</text:p>
          </table:table-cell>
          <table:table-cell office:value-type="float" office:value="12027" table:style-name="ce10">
            <text:p>12,0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40" table:style-name="ce52">
            <text:p>10,740</text:p>
          </table:table-cell>
          <table:table-cell office:value-type="float" office:value="27533" table:style-name="ce11">
            <text:p>27,533</text:p>
          </table:table-cell>
          <table:table-cell office:value-type="float" office:value="14377" table:style-name="ce11">
            <text:p>14,377</text:p>
          </table:table-cell>
          <table:table-cell office:value-type="float" office:value="13156" table:style-name="ce10">
            <text:p>13,1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72" table:style-name="ce52">
            <text:p>7,972</text:p>
          </table:table-cell>
          <table:table-cell office:value-type="float" office:value="20944" table:style-name="ce11">
            <text:p>20,944</text:p>
          </table:table-cell>
          <table:table-cell office:value-type="float" office:value="10887" table:style-name="ce11">
            <text:p>10,887</text:p>
          </table:table-cell>
          <table:table-cell office:value-type="float" office:value="10057" table:style-name="ce10">
            <text:p>10,0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72" table:style-name="ce52">
            <text:p>8,772</text:p>
          </table:table-cell>
          <table:table-cell office:value-type="float" office:value="22846" table:style-name="ce11">
            <text:p>22,846</text:p>
          </table:table-cell>
          <table:table-cell office:value-type="float" office:value="11867" table:style-name="ce11">
            <text:p>11,867</text:p>
          </table:table-cell>
          <table:table-cell office:value-type="float" office:value="10979" table:style-name="ce10">
            <text:p>10,9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96" table:style-name="ce52">
            <text:p>8,296</text:p>
          </table:table-cell>
          <table:table-cell office:value-type="float" office:value="20316" table:style-name="ce11">
            <text:p>20,316</text:p>
          </table:table-cell>
          <table:table-cell office:value-type="float" office:value="10800" table:style-name="ce11">
            <text:p>10,800</text:p>
          </table:table-cell>
          <table:table-cell office:value-type="float" office:value="9516" table:style-name="ce10">
            <text:p>9,5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65" table:style-name="ce52">
            <text:p>15,965</text:p>
          </table:table-cell>
          <table:table-cell office:value-type="float" office:value="43824" table:style-name="ce11">
            <text:p>43,824</text:p>
          </table:table-cell>
          <table:table-cell office:value-type="float" office:value="22284" table:style-name="ce11">
            <text:p>22,284</text:p>
          </table:table-cell>
          <table:table-cell office:value-type="float" office:value="21540" table:style-name="ce10">
            <text:p>21,5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21" table:style-name="ce52">
            <text:p>9,321</text:p>
          </table:table-cell>
          <table:table-cell office:value-type="float" office:value="23582" table:style-name="ce11">
            <text:p>23,582</text:p>
          </table:table-cell>
          <table:table-cell office:value-type="float" office:value="12186" table:style-name="ce11">
            <text:p>12,186</text:p>
          </table:table-cell>
          <table:table-cell office:value-type="float" office:value="11396" table:style-name="ce10">
            <text:p>11,3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54" table:style-name="ce52">
            <text:p>7,854</text:p>
          </table:table-cell>
          <table:table-cell office:value-type="float" office:value="21779" table:style-name="ce11">
            <text:p>21,779</text:p>
          </table:table-cell>
          <table:table-cell office:value-type="float" office:value="11268" table:style-name="ce11">
            <text:p>11,268</text:p>
          </table:table-cell>
          <table:table-cell office:value-type="float" office:value="10511" table:style-name="ce10">
            <text:p>10,5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79" table:style-name="ce52">
            <text:p>8,079</text:p>
          </table:table-cell>
          <table:table-cell office:value-type="float" office:value="21350" table:style-name="ce11">
            <text:p>21,350</text:p>
          </table:table-cell>
          <table:table-cell office:value-type="float" office:value="10842" table:style-name="ce11">
            <text:p>10,842</text:p>
          </table:table-cell>
          <table:table-cell office:value-type="float" office:value="10508" table:style-name="ce10">
            <text:p>10,5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74" table:style-name="ce52">
            <text:p>3,774</text:p>
          </table:table-cell>
          <table:table-cell office:value-type="float" office:value="9321" table:style-name="ce11">
            <text:p>9,321</text:p>
          </table:table-cell>
          <table:table-cell office:value-type="float" office:value="5032" table:style-name="ce11">
            <text:p>5,032</text:p>
          </table:table-cell>
          <table:table-cell office:value-type="float" office:value="4289" table:style-name="ce10">
            <text:p>4,2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88" table:style-name="ce52">
            <text:p>21,088</text:p>
          </table:table-cell>
          <table:table-cell office:value-type="float" office:value="59016" table:style-name="ce11">
            <text:p>59,016</text:p>
          </table:table-cell>
          <table:table-cell office:value-type="float" office:value="29192" table:style-name="ce11">
            <text:p>29,192</text:p>
          </table:table-cell>
          <table:table-cell office:value-type="float" office:value="29824" table:style-name="ce10">
            <text:p>29,8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48" table:style-name="ce52">
            <text:p>9,748</text:p>
          </table:table-cell>
          <table:table-cell office:value-type="float" office:value="25478" table:style-name="ce11">
            <text:p>25,478</text:p>
          </table:table-cell>
          <table:table-cell office:value-type="float" office:value="13032" table:style-name="ce11">
            <text:p>13,032</text:p>
          </table:table-cell>
          <table:table-cell office:value-type="float" office:value="12446" table:style-name="ce10">
            <text:p>12,4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21" table:style-name="ce52">
            <text:p>8,321</text:p>
          </table:table-cell>
          <table:table-cell office:value-type="float" office:value="24465" table:style-name="ce11">
            <text:p>24,465</text:p>
          </table:table-cell>
          <table:table-cell office:value-type="float" office:value="12357" table:style-name="ce11">
            <text:p>12,357</text:p>
          </table:table-cell>
          <table:table-cell office:value-type="float" office:value="12108" table:style-name="ce10">
            <text:p>12,1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70" table:style-name="ce52">
            <text:p>7,970</text:p>
          </table:table-cell>
          <table:table-cell office:value-type="float" office:value="22260" table:style-name="ce11">
            <text:p>22,260</text:p>
          </table:table-cell>
          <table:table-cell office:value-type="float" office:value="11548" table:style-name="ce11">
            <text:p>11,548</text:p>
          </table:table-cell>
          <table:table-cell office:value-type="float" office:value="10712" table:style-name="ce10">
            <text:p>10,7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29" table:style-name="ce52">
            <text:p>7,229</text:p>
          </table:table-cell>
          <table:table-cell office:value-type="float" office:value="19221" table:style-name="ce11">
            <text:p>19,221</text:p>
          </table:table-cell>
          <table:table-cell office:value-type="float" office:value="9777" table:style-name="ce11">
            <text:p>9,777</text:p>
          </table:table-cell>
          <table:table-cell office:value-type="float" office:value="9444" table:style-name="ce10">
            <text:p>9,4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70" table:style-name="ce52">
            <text:p>4,170</text:p>
          </table:table-cell>
          <table:table-cell office:value-type="float" office:value="10736" table:style-name="ce11">
            <text:p>10,736</text:p>
          </table:table-cell>
          <table:table-cell office:value-type="float" office:value="5393" table:style-name="ce11">
            <text:p>5,393</text:p>
          </table:table-cell>
          <table:table-cell office:value-type="float" office:value="5343" table:style-name="ce10">
            <text:p>5,3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676" table:style-name="ce52">
            <text:p>14,676</text:p>
          </table:table-cell>
          <table:table-cell office:value-type="float" office:value="43300" table:style-name="ce11">
            <text:p>43,300</text:p>
          </table:table-cell>
          <table:table-cell office:value-type="float" office:value="21994" table:style-name="ce11">
            <text:p>21,994</text:p>
          </table:table-cell>
          <table:table-cell office:value-type="float" office:value="21306" table:style-name="ce10">
            <text:p>21,3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935" table:style-name="ce52">
            <text:p>18,935</text:p>
          </table:table-cell>
          <table:table-cell office:value-type="float" office:value="50288" table:style-name="ce11">
            <text:p>50,288</text:p>
          </table:table-cell>
          <table:table-cell office:value-type="float" office:value="25291" table:style-name="ce11">
            <text:p>25,291</text:p>
          </table:table-cell>
          <table:table-cell office:value-type="float" office:value="24997" table:style-name="ce10">
            <text:p>24,9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026" table:style-name="ce52">
            <text:p>13,026</text:p>
          </table:table-cell>
          <table:table-cell office:value-type="float" office:value="37438" table:style-name="ce11">
            <text:p>37,438</text:p>
          </table:table-cell>
          <table:table-cell office:value-type="float" office:value="18711" table:style-name="ce11">
            <text:p>18,711</text:p>
          </table:table-cell>
          <table:table-cell office:value-type="float" office:value="18727" table:style-name="ce10">
            <text:p>18,7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431" table:style-name="ce52">
            <text:p>10,431</text:p>
          </table:table-cell>
          <table:table-cell office:value-type="float" office:value="30393" table:style-name="ce11">
            <text:p>30,393</text:p>
          </table:table-cell>
          <table:table-cell office:value-type="float" office:value="15639" table:style-name="ce11">
            <text:p>15,639</text:p>
          </table:table-cell>
          <table:table-cell office:value-type="float" office:value="14754" table:style-name="ce10">
            <text:p>14,7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23" table:style-name="ce52">
            <text:p>2,723</text:p>
          </table:table-cell>
          <table:table-cell office:value-type="float" office:value="7165" table:style-name="ce11">
            <text:p>7,165</text:p>
          </table:table-cell>
          <table:table-cell office:value-type="float" office:value="3774" table:style-name="ce11">
            <text:p>3,774</text:p>
          </table:table-cell>
          <table:table-cell office:value-type="float" office:value="3391" table:style-name="ce10">
            <text:p>3,3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3" table:style-name="ce52">
            <text:p>5,143</text:p>
          </table:table-cell>
          <table:table-cell office:value-type="float" office:value="13714" table:style-name="ce11">
            <text:p>13,714</text:p>
          </table:table-cell>
          <table:table-cell office:value-type="float" office:value="7087" table:style-name="ce11">
            <text:p>7,087</text:p>
          </table:table-cell>
          <table:table-cell office:value-type="float" office:value="6627" table:style-name="ce10">
            <text:p>6,6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0" table:style-name="ce52">
            <text:p>3,500</text:p>
          </table:table-cell>
          <table:table-cell office:value-type="float" office:value="9283" table:style-name="ce11">
            <text:p>9,283</text:p>
          </table:table-cell>
          <table:table-cell office:value-type="float" office:value="4894" table:style-name="ce11">
            <text:p>4,894</text:p>
          </table:table-cell>
          <table:table-cell office:value-type="float" office:value="4389" table:style-name="ce10">
            <text:p>4,3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33" table:style-name="ce52">
            <text:p>2,833</text:p>
          </table:table-cell>
          <table:table-cell office:value-type="float" office:value="8501" table:style-name="ce11">
            <text:p>8,501</text:p>
          </table:table-cell>
          <table:table-cell office:value-type="float" office:value="4570" table:style-name="ce11">
            <text:p>4,570</text:p>
          </table:table-cell>
          <table:table-cell office:value-type="float" office:value="3931" table:style-name="ce10">
            <text:p>3,9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25" table:style-name="ce52">
            <text:p>1,925</text:p>
          </table:table-cell>
          <table:table-cell office:value-type="float" office:value="4627" table:style-name="ce11">
            <text:p>4,627</text:p>
          </table:table-cell>
          <table:table-cell office:value-type="float" office:value="2608" table:style-name="ce11">
            <text:p>2,608</text:p>
          </table:table-cell>
          <table:table-cell office:value-type="float" office:value="2019" table:style-name="ce10">
            <text:p>2,0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372" table:style-name="ce52">
            <text:p>28,372</text:p>
          </table:table-cell>
          <table:table-cell office:value-type="float" office:value="76261" table:style-name="ce11">
            <text:p>76,261</text:p>
          </table:table-cell>
          <table:table-cell office:value-type="float" office:value="38473" table:style-name="ce11">
            <text:p>38,473</text:p>
          </table:table-cell>
          <table:table-cell office:value-type="float" office:value="37788" table:style-name="ce10">
            <text:p>37,7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164" table:style-name="ce52">
            <text:p>23,164</text:p>
          </table:table-cell>
          <table:table-cell office:value-type="float" office:value="68257" table:style-name="ce11">
            <text:p>68,257</text:p>
          </table:table-cell>
          <table:table-cell office:value-type="float" office:value="34525" table:style-name="ce11">
            <text:p>34,525</text:p>
          </table:table-cell>
          <table:table-cell office:value-type="float" office:value="33732" table:style-name="ce10">
            <text:p>33,7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76" table:style-name="ce52">
            <text:p>11,376</text:p>
          </table:table-cell>
          <table:table-cell office:value-type="float" office:value="34076" table:style-name="ce11">
            <text:p>34,076</text:p>
          </table:table-cell>
          <table:table-cell office:value-type="float" office:value="17508" table:style-name="ce11">
            <text:p>17,508</text:p>
          </table:table-cell>
          <table:table-cell office:value-type="float" office:value="16568" table:style-name="ce10">
            <text:p>16,5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12" table:style-name="ce52">
            <text:p>1,512</text:p>
          </table:table-cell>
          <table:table-cell office:value-type="float" office:value="3828" table:style-name="ce11">
            <text:p>3,828</text:p>
          </table:table-cell>
          <table:table-cell office:value-type="float" office:value="2063" table:style-name="ce11">
            <text:p>2,063</text:p>
          </table:table-cell>
          <table:table-cell office:value-type="float" office:value="1765" table:style-name="ce10">
            <text:p>1,7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124" table:style-name="ce52">
            <text:p>87,124</text:p>
          </table:table-cell>
          <table:table-cell office:value-type="float" office:value="235696" table:style-name="ce11">
            <text:p>235,696</text:p>
          </table:table-cell>
          <table:table-cell office:value-type="float" office:value="115691" table:style-name="ce11">
            <text:p>115,691</text:p>
          </table:table-cell>
          <table:table-cell office:value-type="float" office:value="120005" table:style-name="ce10">
            <text:p>120,0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767" table:style-name="ce52">
            <text:p>72,767</text:p>
          </table:table-cell>
          <table:table-cell office:value-type="float" office:value="185566" table:style-name="ce11">
            <text:p>185,566</text:p>
          </table:table-cell>
          <table:table-cell office:value-type="float" office:value="88757" table:style-name="ce11">
            <text:p>88,757</text:p>
          </table:table-cell>
          <table:table-cell office:value-type="float" office:value="96809" table:style-name="ce10">
            <text:p>96,8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963" table:style-name="ce52">
            <text:p>46,963</text:p>
          </table:table-cell>
          <table:table-cell office:value-type="float" office:value="124488" table:style-name="ce11">
            <text:p>124,488</text:p>
          </table:table-cell>
          <table:table-cell office:value-type="float" office:value="61405" table:style-name="ce11">
            <text:p>61,405</text:p>
          </table:table-cell>
          <table:table-cell office:value-type="float" office:value="63083" table:style-name="ce10">
            <text:p>63,0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429" table:style-name="ce52">
            <text:p>51,429</text:p>
          </table:table-cell>
          <table:table-cell office:value-type="float" office:value="130842" table:style-name="ce11">
            <text:p>130,842</text:p>
          </table:table-cell>
          <table:table-cell office:value-type="float" office:value="63384" table:style-name="ce11">
            <text:p>63,384</text:p>
          </table:table-cell>
          <table:table-cell office:value-type="float" office:value="67458" table:style-name="ce10">
            <text:p>67,4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5273" table:style-name="ce52">
            <text:p>65,273</text:p>
          </table:table-cell>
          <table:table-cell office:value-type="float" office:value="194665" table:style-name="ce11">
            <text:p>194,665</text:p>
          </table:table-cell>
          <table:table-cell office:value-type="float" office:value="98003" table:style-name="ce11">
            <text:p>98,003</text:p>
          </table:table-cell>
          <table:table-cell office:value-type="float" office:value="96662" table:style-name="ce10">
            <text:p>96,6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565" table:style-name="ce52">
            <text:p>26,565</text:p>
          </table:table-cell>
          <table:table-cell office:value-type="float" office:value="67143" table:style-name="ce11">
            <text:p>67,143</text:p>
          </table:table-cell>
          <table:table-cell office:value-type="float" office:value="31805" table:style-name="ce11">
            <text:p>31,805</text:p>
          </table:table-cell>
          <table:table-cell office:value-type="float" office:value="35338" table:style-name="ce10">
            <text:p>35,33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068" table:style-name="ce53">
            <text:p>32,068</text:p>
          </table:table-cell>
          <table:table-cell office:value-type="float" office:value="78200" table:style-name="ce18">
            <text:p>78,200</text:p>
          </table:table-cell>
          <table:table-cell office:value-type="float" office:value="37697" table:style-name="ce18">
            <text:p>37,697</text:p>
          </table:table-cell>
          <table:table-cell office:value-type="float" office:value="40503" table:style-name="ce17">
            <text:p>40,503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2993" table:style-name="ce75">
            <text:p>1,112,993</text:p>
          </table:table-cell>
          <table:table-cell office:value-type="float" office:value="2772834" table:style-name="ce79">
            <text:p>2,772,834</text:p>
          </table:table-cell>
          <table:table-cell office:value-type="float" office:value="1368690" table:style-name="ce80">
            <text:p>1,368,690</text:p>
          </table:table-cell>
          <table:table-cell office:value-type="float" office:value="1404144" table:style-name="ce72">
            <text:p>1,404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908" table:style-name="ce9">
            <text:p>10,908</text:p>
          </table:table-cell>
          <table:table-cell office:value-type="float" office:value="23819" table:style-name="ce10">
            <text:p>23,819</text:p>
          </table:table-cell>
          <table:table-cell office:value-type="float" office:value="11793" table:style-name="ce11">
            <text:p>11,793</text:p>
          </table:table-cell>
          <table:table-cell office:value-type="float" office:value="12026" table:style-name="ce23">
            <text:p>12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576" table:style-name="ce9">
            <text:p>59,576</text:p>
          </table:table-cell>
          <table:table-cell office:value-type="float" office:value="141367" table:style-name="ce10">
            <text:p>141,367</text:p>
          </table:table-cell>
          <table:table-cell office:value-type="float" office:value="67942" table:style-name="ce11">
            <text:p>67,942</text:p>
          </table:table-cell>
          <table:table-cell office:value-type="float" office:value="73425" table:style-name="ce23">
            <text:p>73,4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439" table:style-name="ce9">
            <text:p>80,439</text:p>
          </table:table-cell>
          <table:table-cell office:value-type="float" office:value="197942" table:style-name="ce10">
            <text:p>197,942</text:p>
          </table:table-cell>
          <table:table-cell office:value-type="float" office:value="94701" table:style-name="ce11">
            <text:p>94,701</text:p>
          </table:table-cell>
          <table:table-cell office:value-type="float" office:value="103241" table:style-name="ce23">
            <text:p>103,2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865" table:style-name="ce9">
            <text:p>73,865</text:p>
          </table:table-cell>
          <table:table-cell office:value-type="float" office:value="188881" table:style-name="ce10">
            <text:p>188,881</text:p>
          </table:table-cell>
          <table:table-cell office:value-type="float" office:value="92355" table:style-name="ce11">
            <text:p>92,355</text:p>
          </table:table-cell>
          <table:table-cell office:value-type="float" office:value="96526" table:style-name="ce23">
            <text:p>96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991" table:style-name="ce9">
            <text:p>137,991</text:p>
          </table:table-cell>
          <table:table-cell office:value-type="float" office:value="338636" table:style-name="ce10">
            <text:p>338,636</text:p>
          </table:table-cell>
          <table:table-cell office:value-type="float" office:value="163392" table:style-name="ce11">
            <text:p>163,392</text:p>
          </table:table-cell>
          <table:table-cell office:value-type="float" office:value="175244" table:style-name="ce23">
            <text:p>175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40" table:style-name="ce9">
            <text:p>23,140</text:p>
          </table:table-cell>
          <table:table-cell office:value-type="float" office:value="50884" table:style-name="ce10">
            <text:p>50,884</text:p>
          </table:table-cell>
          <table:table-cell office:value-type="float" office:value="24400" table:style-name="ce11">
            <text:p>24,400</text:p>
          </table:table-cell>
          <table:table-cell office:value-type="float" office:value="26484" table:style-name="ce23">
            <text:p>26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15" table:style-name="ce9">
            <text:p>12,915</text:p>
          </table:table-cell>
          <table:table-cell office:value-type="float" office:value="26901" table:style-name="ce10">
            <text:p>26,901</text:p>
          </table:table-cell>
          <table:table-cell office:value-type="float" office:value="12708" table:style-name="ce11">
            <text:p>12,708</text:p>
          </table:table-cell>
          <table:table-cell office:value-type="float" office:value="14193" table:style-name="ce23">
            <text:p>14,1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816" table:style-name="ce9">
            <text:p>72,816</text:p>
          </table:table-cell>
          <table:table-cell office:value-type="float" office:value="168504" table:style-name="ce10">
            <text:p>168,504</text:p>
          </table:table-cell>
          <table:table-cell office:value-type="float" office:value="80711" table:style-name="ce11">
            <text:p>80,711</text:p>
          </table:table-cell>
          <table:table-cell office:value-type="float" office:value="87793" table:style-name="ce23">
            <text:p>87,7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95" table:style-name="ce9">
            <text:p>79,395</text:p>
          </table:table-cell>
          <table:table-cell office:value-type="float" office:value="187086" table:style-name="ce10">
            <text:p>187,086</text:p>
          </table:table-cell>
          <table:table-cell office:value-type="float" office:value="91717" table:style-name="ce11">
            <text:p>91,717</text:p>
          </table:table-cell>
          <table:table-cell office:value-type="float" office:value="95369" table:style-name="ce23">
            <text:p>95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87" table:style-name="ce9">
            <text:p>11,087</text:p>
          </table:table-cell>
          <table:table-cell office:value-type="float" office:value="28007" table:style-name="ce10">
            <text:p>28,007</text:p>
          </table:table-cell>
          <table:table-cell office:value-type="float" office:value="14410" table:style-name="ce11">
            <text:p>14,410</text:p>
          </table:table-cell>
          <table:table-cell office:value-type="float" office:value="13597" table:style-name="ce23">
            <text:p>13,59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086" table:style-name="ce9">
            <text:p>69,086</text:p>
          </table:table-cell>
          <table:table-cell office:value-type="float" office:value="157682" table:style-name="ce10">
            <text:p>157,682</text:p>
          </table:table-cell>
          <table:table-cell office:value-type="float" office:value="78054" table:style-name="ce11">
            <text:p>78,054</text:p>
          </table:table-cell>
          <table:table-cell office:value-type="float" office:value="79628" table:style-name="ce23">
            <text:p>79,6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754" table:style-name="ce9">
            <text:p>143,754</text:p>
          </table:table-cell>
          <table:table-cell office:value-type="float" office:value="360155" table:style-name="ce10">
            <text:p>360,155</text:p>
          </table:table-cell>
          <table:table-cell office:value-type="float" office:value="175898" table:style-name="ce11">
            <text:p>175,898</text:p>
          </table:table-cell>
          <table:table-cell office:value-type="float" office:value="184257" table:style-name="ce23">
            <text:p>184,2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496" table:style-name="ce9">
            <text:p>26,496</text:p>
          </table:table-cell>
          <table:table-cell office:value-type="float" office:value="69598" table:style-name="ce10">
            <text:p>69,598</text:p>
          </table:table-cell>
          <table:table-cell office:value-type="float" office:value="35001" table:style-name="ce11">
            <text:p>35,001</text:p>
          </table:table-cell>
          <table:table-cell office:value-type="float" office:value="34597" table:style-name="ce23">
            <text:p>34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063" table:style-name="ce9">
            <text:p>43,063</text:p>
          </table:table-cell>
          <table:table-cell office:value-type="float" office:value="112306" table:style-name="ce10">
            <text:p>112,306</text:p>
          </table:table-cell>
          <table:table-cell office:value-type="float" office:value="57359" table:style-name="ce11">
            <text:p>57,359</text:p>
          </table:table-cell>
          <table:table-cell office:value-type="float" office:value="54947" table:style-name="ce23">
            <text:p>54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77" table:style-name="ce9">
            <text:p>13,777</text:p>
          </table:table-cell>
          <table:table-cell office:value-type="float" office:value="41973" table:style-name="ce10">
            <text:p>41,973</text:p>
          </table:table-cell>
          <table:table-cell office:value-type="float" office:value="21482" table:style-name="ce11">
            <text:p>21,482</text:p>
          </table:table-cell>
          <table:table-cell office:value-type="float" office:value="20491" table:style-name="ce23">
            <text:p>20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05" table:style-name="ce9">
            <text:p>13,205</text:p>
          </table:table-cell>
          <table:table-cell office:value-type="float" office:value="34360" table:style-name="ce10">
            <text:p>34,360</text:p>
          </table:table-cell>
          <table:table-cell office:value-type="float" office:value="17433" table:style-name="ce11">
            <text:p>17,433</text:p>
          </table:table-cell>
          <table:table-cell office:value-type="float" office:value="16927" table:style-name="ce23">
            <text:p>16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699" table:style-name="ce9">
            <text:p>35,699</text:p>
          </table:table-cell>
          <table:table-cell office:value-type="float" office:value="90300" table:style-name="ce10">
            <text:p>90,300</text:p>
          </table:table-cell>
          <table:table-cell office:value-type="float" office:value="45634" table:style-name="ce11">
            <text:p>45,634</text:p>
          </table:table-cell>
          <table:table-cell office:value-type="float" office:value="44666" table:style-name="ce23">
            <text:p>44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062" table:style-name="ce9">
            <text:p>19,062</text:p>
          </table:table-cell>
          <table:table-cell office:value-type="float" office:value="44999" table:style-name="ce10">
            <text:p>44,999</text:p>
          </table:table-cell>
          <table:table-cell office:value-type="float" office:value="22705" table:style-name="ce11">
            <text:p>22,705</text:p>
          </table:table-cell>
          <table:table-cell office:value-type="float" office:value="22294" table:style-name="ce23">
            <text:p>22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407" table:style-name="ce9">
            <text:p>35,407</text:p>
          </table:table-cell>
          <table:table-cell office:value-type="float" office:value="97090" table:style-name="ce10">
            <text:p>97,090</text:p>
          </table:table-cell>
          <table:table-cell office:value-type="float" office:value="48050" table:style-name="ce11">
            <text:p>48,050</text:p>
          </table:table-cell>
          <table:table-cell office:value-type="float" office:value="49040" table:style-name="ce23">
            <text:p>49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534" table:style-name="ce9">
            <text:p>14,534</text:p>
          </table:table-cell>
          <table:table-cell office:value-type="float" office:value="38543" table:style-name="ce10">
            <text:p>38,543</text:p>
          </table:table-cell>
          <table:table-cell office:value-type="float" office:value="19416" table:style-name="ce11">
            <text:p>19,416</text:p>
          </table:table-cell>
          <table:table-cell office:value-type="float" office:value="19127" table:style-name="ce23">
            <text:p>19,1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29" table:style-name="ce9">
            <text:p>10,729</text:p>
          </table:table-cell>
          <table:table-cell office:value-type="float" office:value="29637" table:style-name="ce10">
            <text:p>29,637</text:p>
          </table:table-cell>
          <table:table-cell office:value-type="float" office:value="15593" table:style-name="ce11">
            <text:p>15,593</text:p>
          </table:table-cell>
          <table:table-cell office:value-type="float" office:value="14044" table:style-name="ce23">
            <text:p>14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79" table:style-name="ce9">
            <text:p>3,179</text:p>
          </table:table-cell>
          <table:table-cell office:value-type="float" office:value="6994" table:style-name="ce10">
            <text:p>6,994</text:p>
          </table:table-cell>
          <table:table-cell office:value-type="float" office:value="3884" table:style-name="ce11">
            <text:p>3,884</text:p>
          </table:table-cell>
          <table:table-cell office:value-type="float" office:value="3110" table:style-name="ce23">
            <text:p>3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37" table:style-name="ce9">
            <text:p>9,437</text:p>
          </table:table-cell>
          <table:table-cell office:value-type="float" office:value="28448" table:style-name="ce10">
            <text:p>28,448</text:p>
          </table:table-cell>
          <table:table-cell office:value-type="float" office:value="14348" table:style-name="ce11">
            <text:p>14,348</text:p>
          </table:table-cell>
          <table:table-cell office:value-type="float" office:value="14100" table:style-name="ce23">
            <text:p>14,1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93" table:style-name="ce9">
            <text:p>17,293</text:p>
          </table:table-cell>
          <table:table-cell office:value-type="float" office:value="52037" table:style-name="ce10">
            <text:p>52,037</text:p>
          </table:table-cell>
          <table:table-cell office:value-type="float" office:value="26451" table:style-name="ce11">
            <text:p>26,451</text:p>
          </table:table-cell>
          <table:table-cell office:value-type="float" office:value="25586" table:style-name="ce23">
            <text:p>25,5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069" table:style-name="ce9">
            <text:p>11,069</text:p>
          </table:table-cell>
          <table:table-cell office:value-type="float" office:value="29791" table:style-name="ce10">
            <text:p>29,791</text:p>
          </table:table-cell>
          <table:table-cell office:value-type="float" office:value="15202" table:style-name="ce11">
            <text:p>15,202</text:p>
          </table:table-cell>
          <table:table-cell office:value-type="float" office:value="14589" table:style-name="ce23">
            <text:p>14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12" table:style-name="ce9">
            <text:p>10,612</text:p>
          </table:table-cell>
          <table:table-cell office:value-type="float" office:value="30026" table:style-name="ce10">
            <text:p>30,026</text:p>
          </table:table-cell>
          <table:table-cell office:value-type="float" office:value="15397" table:style-name="ce11">
            <text:p>15,397</text:p>
          </table:table-cell>
          <table:table-cell office:value-type="float" office:value="14629" table:style-name="ce23">
            <text:p>14,6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31" table:style-name="ce9">
            <text:p>5,731</text:p>
          </table:table-cell>
          <table:table-cell office:value-type="float" office:value="13722" table:style-name="ce10">
            <text:p>13,722</text:p>
          </table:table-cell>
          <table:table-cell office:value-type="float" office:value="6893" table:style-name="ce11">
            <text:p>6,893</text:p>
          </table:table-cell>
          <table:table-cell office:value-type="float" office:value="6829" table:style-name="ce23">
            <text:p>6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1" table:style-name="ce9">
            <text:p>6,791</text:p>
          </table:table-cell>
          <table:table-cell office:value-type="float" office:value="18952" table:style-name="ce10">
            <text:p>18,952</text:p>
          </table:table-cell>
          <table:table-cell office:value-type="float" office:value="9698" table:style-name="ce11">
            <text:p>9,698</text:p>
          </table:table-cell>
          <table:table-cell office:value-type="float" office:value="9254" table:style-name="ce23">
            <text:p>9,2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844" table:style-name="ce9">
            <text:p>12,844</text:p>
          </table:table-cell>
          <table:table-cell office:value-type="float" office:value="35666" table:style-name="ce10">
            <text:p>35,666</text:p>
          </table:table-cell>
          <table:table-cell office:value-type="float" office:value="18359" table:style-name="ce11">
            <text:p>18,359</text:p>
          </table:table-cell>
          <table:table-cell office:value-type="float" office:value="17307" table:style-name="ce23">
            <text:p>17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06" table:style-name="ce9">
            <text:p>13,706</text:p>
          </table:table-cell>
          <table:table-cell office:value-type="float" office:value="36114" table:style-name="ce10">
            <text:p>36,114</text:p>
          </table:table-cell>
          <table:table-cell office:value-type="float" office:value="18591" table:style-name="ce11">
            <text:p>18,591</text:p>
          </table:table-cell>
          <table:table-cell office:value-type="float" office:value="17523" table:style-name="ce23">
            <text:p>17,5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60" table:style-name="ce9">
            <text:p>14,860</text:p>
          </table:table-cell>
          <table:table-cell office:value-type="float" office:value="38981" table:style-name="ce10">
            <text:p>38,981</text:p>
          </table:table-cell>
          <table:table-cell office:value-type="float" office:value="20449" table:style-name="ce11">
            <text:p>20,449</text:p>
          </table:table-cell>
          <table:table-cell office:value-type="float" office:value="18532" table:style-name="ce23">
            <text:p>18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15" table:style-name="ce9">
            <text:p>5,515</text:p>
          </table:table-cell>
          <table:table-cell office:value-type="float" office:value="12522" table:style-name="ce10">
            <text:p>12,522</text:p>
          </table:table-cell>
          <table:table-cell office:value-type="float" office:value="6775" table:style-name="ce11">
            <text:p>6,775</text:p>
          </table:table-cell>
          <table:table-cell office:value-type="float" office:value="5747" table:style-name="ce23">
            <text:p>5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3" table:style-name="ce9">
            <text:p>2,293</text:p>
          </table:table-cell>
          <table:table-cell office:value-type="float" office:value="5915" table:style-name="ce10">
            <text:p>5,915</text:p>
          </table:table-cell>
          <table:table-cell office:value-type="float" office:value="3128" table:style-name="ce11">
            <text:p>3,128</text:p>
          </table:table-cell>
          <table:table-cell office:value-type="float" office:value="2787" table:style-name="ce23">
            <text:p>2,78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85" table:style-name="ce9">
            <text:p>4,785</text:p>
          </table:table-cell>
          <table:table-cell office:value-type="float" office:value="11613" table:style-name="ce10">
            <text:p>11,613</text:p>
          </table:table-cell>
          <table:table-cell office:value-type="float" office:value="6344" table:style-name="ce11">
            <text:p>6,344</text:p>
          </table:table-cell>
          <table:table-cell office:value-type="float" office:value="5269" table:style-name="ce23">
            <text:p>5,26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5" table:style-name="ce9">
            <text:p>5,115</text:p>
          </table:table-cell>
          <table:table-cell office:value-type="float" office:value="14090" table:style-name="ce10">
            <text:p>14,090</text:p>
          </table:table-cell>
          <table:table-cell office:value-type="float" office:value="7609" table:style-name="ce11">
            <text:p>7,609</text:p>
          </table:table-cell>
          <table:table-cell office:value-type="float" office:value="6481" table:style-name="ce23">
            <text:p>6,48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9" table:style-name="ce9">
            <text:p>609</text:p>
          </table:table-cell>
          <table:table-cell office:value-type="float" office:value="1932" table:style-name="ce10">
            <text:p>1,932</text:p>
          </table:table-cell>
          <table:table-cell office:value-type="float" office:value="972" table:style-name="ce11">
            <text:p>972</text:p>
          </table:table-cell>
          <table:table-cell office:value-type="float" office:value="960" table:style-name="ce23">
            <text:p>96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6" table:style-name="ce9">
            <text:p>1,366</text:p>
          </table:table-cell>
          <table:table-cell office:value-type="float" office:value="4224" table:style-name="ce10">
            <text:p>4,224</text:p>
          </table:table-cell>
          <table:table-cell office:value-type="float" office:value="2224" table:style-name="ce11">
            <text:p>2,224</text:p>
          </table:table-cell>
          <table:table-cell office:value-type="float" office:value="2000" table:style-name="ce23">
            <text:p>2,000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4" table:style-name="ce16">
            <text:p>844</text:p>
          </table:table-cell>
          <table:table-cell office:value-type="float" office:value="3137" table:style-name="ce17">
            <text:p>3,137</text:p>
          </table:table-cell>
          <table:table-cell office:value-type="float" office:value="1612" table:style-name="ce18">
            <text:p>1,612</text:p>
          </table:table-cell>
          <table:table-cell office:value-type="float" office:value="1525" table:style-name="ce19">
            <text:p>1,525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1366" table:style-name="ce71">
            <text:p>171,366</text:p>
          </table:table-cell>
          <table:table-cell office:value-type="float" office:value="453970" table:style-name="ce79">
            <text:p>453,970</text:p>
          </table:table-cell>
          <table:table-cell office:value-type="float" office:value="228966" table:style-name="ce79">
            <text:p>228,966</text:p>
          </table:table-cell>
          <table:table-cell office:value-type="float" office:value="225004" table:style-name="ce73">
            <text:p>225,0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897" table:style-name="ce52">
            <text:p>36,897</text:p>
          </table:table-cell>
          <table:table-cell office:value-type="float" office:value="95630" table:style-name="ce11">
            <text:p>95,630</text:p>
          </table:table-cell>
          <table:table-cell office:value-type="float" office:value="46494" table:style-name="ce11">
            <text:p>46,494</text:p>
          </table:table-cell>
          <table:table-cell office:value-type="float" office:value="49136" table:style-name="ce10">
            <text:p>49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70" table:style-name="ce52">
            <text:p>26,670</text:p>
          </table:table-cell>
          <table:table-cell office:value-type="float" office:value="71813" table:style-name="ce11">
            <text:p>71,813</text:p>
          </table:table-cell>
          <table:table-cell office:value-type="float" office:value="33965" table:style-name="ce11">
            <text:p>33,965</text:p>
          </table:table-cell>
          <table:table-cell office:value-type="float" office:value="37848" table:style-name="ce10">
            <text:p>37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305" table:style-name="ce52">
            <text:p>14,305</text:p>
          </table:table-cell>
          <table:table-cell office:value-type="float" office:value="39053" table:style-name="ce11">
            <text:p>39,053</text:p>
          </table:table-cell>
          <table:table-cell office:value-type="float" office:value="19893" table:style-name="ce11">
            <text:p>19,893</text:p>
          </table:table-cell>
          <table:table-cell office:value-type="float" office:value="19160" table:style-name="ce10">
            <text:p>19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98" table:style-name="ce52">
            <text:p>10,398</text:p>
          </table:table-cell>
          <table:table-cell office:value-type="float" office:value="28922" table:style-name="ce11">
            <text:p>28,922</text:p>
          </table:table-cell>
          <table:table-cell office:value-type="float" office:value="14876" table:style-name="ce11">
            <text:p>14,876</text:p>
          </table:table-cell>
          <table:table-cell office:value-type="float" office:value="14046" table:style-name="ce10">
            <text:p>14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326" table:style-name="ce52">
            <text:p>14,326</text:p>
          </table:table-cell>
          <table:table-cell office:value-type="float" office:value="35344" table:style-name="ce11">
            <text:p>35,344</text:p>
          </table:table-cell>
          <table:table-cell office:value-type="float" office:value="18330" table:style-name="ce11">
            <text:p>18,330</text:p>
          </table:table-cell>
          <table:table-cell office:value-type="float" office:value="17014" table:style-name="ce10">
            <text:p>17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55" table:style-name="ce52">
            <text:p>9,055</text:p>
          </table:table-cell>
          <table:table-cell office:value-type="float" office:value="24356" table:style-name="ce11">
            <text:p>24,356</text:p>
          </table:table-cell>
          <table:table-cell office:value-type="float" office:value="12811" table:style-name="ce11">
            <text:p>12,811</text:p>
          </table:table-cell>
          <table:table-cell office:value-type="float" office:value="11545" table:style-name="ce10">
            <text:p>11,5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71" table:style-name="ce52">
            <text:p>11,871</text:p>
          </table:table-cell>
          <table:table-cell office:value-type="float" office:value="32269" table:style-name="ce11">
            <text:p>32,269</text:p>
          </table:table-cell>
          <table:table-cell office:value-type="float" office:value="17044" table:style-name="ce11">
            <text:p>17,044</text:p>
          </table:table-cell>
          <table:table-cell office:value-type="float" office:value="15225" table:style-name="ce10">
            <text:p>15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704" table:style-name="ce52">
            <text:p>19,704</text:p>
          </table:table-cell>
          <table:table-cell office:value-type="float" office:value="53218" table:style-name="ce11">
            <text:p>53,218</text:p>
          </table:table-cell>
          <table:table-cell office:value-type="float" office:value="27201" table:style-name="ce11">
            <text:p>27,201</text:p>
          </table:table-cell>
          <table:table-cell office:value-type="float" office:value="26017" table:style-name="ce10">
            <text:p>26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463" table:style-name="ce52">
            <text:p>15,463</text:p>
          </table:table-cell>
          <table:table-cell office:value-type="float" office:value="40138" table:style-name="ce11">
            <text:p>40,138</text:p>
          </table:table-cell>
          <table:table-cell office:value-type="float" office:value="20586" table:style-name="ce11">
            <text:p>20,586</text:p>
          </table:table-cell>
          <table:table-cell office:value-type="float" office:value="19552" table:style-name="ce10">
            <text:p>19,5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34" table:style-name="ce52">
            <text:p>8,734</text:p>
          </table:table-cell>
          <table:table-cell office:value-type="float" office:value="21222" table:style-name="ce11">
            <text:p>21,222</text:p>
          </table:table-cell>
          <table:table-cell office:value-type="float" office:value="11420" table:style-name="ce11">
            <text:p>11,420</text:p>
          </table:table-cell>
          <table:table-cell office:value-type="float" office:value="9802" table:style-name="ce10">
            <text:p>9,8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4" table:style-name="ce52">
            <text:p>1,954</text:p>
          </table:table-cell>
          <table:table-cell office:value-type="float" office:value="6116" table:style-name="ce11">
            <text:p>6,116</text:p>
          </table:table-cell>
          <table:table-cell office:value-type="float" office:value="3290" table:style-name="ce11">
            <text:p>3,290</text:p>
          </table:table-cell>
          <table:table-cell office:value-type="float" office:value="2826" table:style-name="ce10">
            <text:p>2,82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89" table:style-name="ce53">
            <text:p>1,989</text:p>
          </table:table-cell>
          <table:table-cell office:value-type="float" office:value="5889" table:style-name="ce18">
            <text:p>5,889</text:p>
          </table:table-cell>
          <table:table-cell office:value-type="float" office:value="3056" table:style-name="ce18">
            <text:p>3,056</text:p>
          </table:table-cell>
          <table:table-cell office:value-type="float" office:value="2833" table:style-name="ce17">
            <text:p>2,833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5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2310" table:style-name="ce71">
            <text:p>202,310</text:p>
          </table:table-cell>
          <table:table-cell office:value-type="float" office:value="566434" table:style-name="ce79">
            <text:p>566,434</text:p>
          </table:table-cell>
          <table:table-cell office:value-type="float" office:value="289016" table:style-name="ce79">
            <text:p>289,016</text:p>
          </table:table-cell>
          <table:table-cell office:value-type="float" office:value="277418" table:style-name="ce73">
            <text:p>277,41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2774" table:style-name="ce52">
            <text:p>72,774</text:p>
          </table:table-cell>
          <table:table-cell office:value-type="float" office:value="197027" table:style-name="ce11">
            <text:p>197,027</text:p>
          </table:table-cell>
          <table:table-cell office:value-type="float" office:value="97954" table:style-name="ce11">
            <text:p>97,954</text:p>
          </table:table-cell>
          <table:table-cell office:value-type="float" office:value="99073" table:style-name="ce10">
            <text:p>99,07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38" table:style-name="ce52">
            <text:p>9,338</text:p>
          </table:table-cell>
          <table:table-cell office:value-type="float" office:value="27930" table:style-name="ce49">
            <text:p>27,930</text:p>
          </table:table-cell>
          <table:table-cell office:value-type="float" office:value="15007" table:style-name="ce11">
            <text:p>15,007</text:p>
          </table:table-cell>
          <table:table-cell office:value-type="float" office:value="12923" table:style-name="ce10">
            <text:p>12,92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002" table:style-name="ce52">
            <text:p>11,002</text:p>
          </table:table-cell>
          <table:table-cell office:value-type="float" office:value="32857" table:style-name="ce49">
            <text:p>32,857</text:p>
          </table:table-cell>
          <table:table-cell office:value-type="float" office:value="17501" table:style-name="ce11">
            <text:p>17,501</text:p>
          </table:table-cell>
          <table:table-cell office:value-type="float" office:value="15356" table:style-name="ce10">
            <text:p>15,35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112" table:style-name="ce52">
            <text:p>35,112</text:p>
          </table:table-cell>
          <table:table-cell office:value-type="float" office:value="97196" table:style-name="ce49">
            <text:p>97,196</text:p>
          </table:table-cell>
          <table:table-cell office:value-type="float" office:value="48842" table:style-name="ce11">
            <text:p>48,842</text:p>
          </table:table-cell>
          <table:table-cell office:value-type="float" office:value="48354" table:style-name="ce10">
            <text:p>48,35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911" table:style-name="ce52">
            <text:p>27,911</text:p>
          </table:table-cell>
          <table:table-cell office:value-type="float" office:value="78207" table:style-name="ce49">
            <text:p>78,207</text:p>
          </table:table-cell>
          <table:table-cell office:value-type="float" office:value="39577" table:style-name="ce11">
            <text:p>39,577</text:p>
          </table:table-cell>
          <table:table-cell office:value-type="float" office:value="38630" table:style-name="ce10">
            <text:p>38,63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07" table:style-name="ce52">
            <text:p>4,407</text:p>
          </table:table-cell>
          <table:table-cell office:value-type="float" office:value="12667" table:style-name="ce49">
            <text:p>12,667</text:p>
          </table:table-cell>
          <table:table-cell office:value-type="float" office:value="6853" table:style-name="ce11">
            <text:p>6,853</text:p>
          </table:table-cell>
          <table:table-cell office:value-type="float" office:value="5814" table:style-name="ce10">
            <text:p>5,81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220" table:style-name="ce52">
            <text:p>19,220</text:p>
          </table:table-cell>
          <table:table-cell office:value-type="float" office:value="57392" table:style-name="ce49">
            <text:p>57,392</text:p>
          </table:table-cell>
          <table:table-cell office:value-type="float" office:value="29421" table:style-name="ce11">
            <text:p>29,421</text:p>
          </table:table-cell>
          <table:table-cell office:value-type="float" office:value="27971" table:style-name="ce10">
            <text:p>27,97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66" table:style-name="ce52">
            <text:p>6,766</text:p>
          </table:table-cell>
          <table:table-cell office:value-type="float" office:value="19917" table:style-name="ce49">
            <text:p>19,917</text:p>
          </table:table-cell>
          <table:table-cell office:value-type="float" office:value="10500" table:style-name="ce11">
            <text:p>10,500</text:p>
          </table:table-cell>
          <table:table-cell office:value-type="float" office:value="9417" table:style-name="ce10">
            <text:p>9,41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894" table:style-name="ce52">
            <text:p>5,894</text:p>
          </table:table-cell>
          <table:table-cell office:value-type="float" office:value="14614" table:style-name="ce49">
            <text:p>14,614</text:p>
          </table:table-cell>
          <table:table-cell office:value-type="float" office:value="7965" table:style-name="ce11">
            <text:p>7,965</text:p>
          </table:table-cell>
          <table:table-cell office:value-type="float" office:value="6649" table:style-name="ce10">
            <text:p>6,64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28" table:style-name="ce52">
            <text:p>3,128</text:p>
          </table:table-cell>
          <table:table-cell office:value-type="float" office:value="9090" table:style-name="ce49">
            <text:p>9,090</text:p>
          </table:table-cell>
          <table:table-cell office:value-type="float" office:value="4950" table:style-name="ce11">
            <text:p>4,950</text:p>
          </table:table-cell>
          <table:table-cell office:value-type="float" office:value="4140" table:style-name="ce10">
            <text:p>4,14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0" table:style-name="ce52">
            <text:p>2,080</text:p>
          </table:table-cell>
          <table:table-cell office:value-type="float" office:value="5452" table:style-name="ce49">
            <text:p>5,452</text:p>
          </table:table-cell>
          <table:table-cell office:value-type="float" office:value="3012" table:style-name="ce11">
            <text:p>3,012</text:p>
          </table:table-cell>
          <table:table-cell office:value-type="float" office:value="2440" table:style-name="ce10">
            <text:p>2,440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18" table:style-name="ce52">
            <text:p>2,918</text:p>
          </table:table-cell>
          <table:table-cell office:value-type="float" office:value="9582" table:style-name="ce49">
            <text:p>9,582</text:p>
          </table:table-cell>
          <table:table-cell office:value-type="float" office:value="4985" table:style-name="ce11">
            <text:p>4,985</text:p>
          </table:table-cell>
          <table:table-cell office:value-type="float" office:value="4597" table:style-name="ce10">
            <text:p>4,597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0" table:style-name="ce53">
            <text:p>1,760</text:p>
          </table:table-cell>
          <table:table-cell office:value-type="float" office:value="4503" table:style-name="ce51">
            <text:p>4,503</text:p>
          </table:table-cell>
          <table:table-cell office:value-type="float" office:value="2449" table:style-name="ce18">
            <text:p>2,449</text:p>
          </table:table-cell>
          <table:table-cell office:value-type="float" office:value="2054" table:style-name="ce17">
            <text:p>2,05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1925" table:style-name="ce71">
            <text:p>191,925</text:p>
          </table:table-cell>
          <table:table-cell office:value-type="float" office:value="544339" table:style-name="ce79">
            <text:p>544,339</text:p>
          </table:table-cell>
          <table:table-cell office:value-type="float" office:value="280614" table:style-name="ce79">
            <text:p>280,614</text:p>
          </table:table-cell>
          <table:table-cell office:value-type="float" office:value="263725" table:style-name="ce73">
            <text:p>263,7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939" table:style-name="ce52">
            <text:p>31,939</text:p>
          </table:table-cell>
          <table:table-cell office:value-type="float" office:value="87861" table:style-name="ce11">
            <text:p>87,861</text:p>
          </table:table-cell>
          <table:table-cell office:value-type="float" office:value="43767" table:style-name="ce11">
            <text:p>43,767</text:p>
          </table:table-cell>
          <table:table-cell office:value-type="float" office:value="44094" table:style-name="ce10">
            <text:p>44,09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565" table:style-name="ce52">
            <text:p>36,565</text:p>
          </table:table-cell>
          <table:table-cell office:value-type="float" office:value="103942" table:style-name="ce11">
            <text:p>103,942</text:p>
          </table:table-cell>
          <table:table-cell office:value-type="float" office:value="52389" table:style-name="ce11">
            <text:p>52,389</text:p>
          </table:table-cell>
          <table:table-cell office:value-type="float" office:value="51553" table:style-name="ce10">
            <text:p>51,55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917" table:style-name="ce52">
            <text:p>14,917</text:p>
          </table:table-cell>
          <table:table-cell office:value-type="float" office:value="44808" table:style-name="ce11">
            <text:p>44,808</text:p>
          </table:table-cell>
          <table:table-cell office:value-type="float" office:value="23346" table:style-name="ce11">
            <text:p>23,346</text:p>
          </table:table-cell>
          <table:table-cell office:value-type="float" office:value="21462" table:style-name="ce10">
            <text:p>21,4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45" table:style-name="ce52">
            <text:p>11,545</text:p>
          </table:table-cell>
          <table:table-cell office:value-type="float" office:value="33323" table:style-name="ce11">
            <text:p>33,323</text:p>
          </table:table-cell>
          <table:table-cell office:value-type="float" office:value="17617" table:style-name="ce11">
            <text:p>17,617</text:p>
          </table:table-cell>
          <table:table-cell office:value-type="float" office:value="15706" table:style-name="ce10">
            <text:p>15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787" table:style-name="ce52">
            <text:p>30,787</text:p>
          </table:table-cell>
          <table:table-cell office:value-type="float" office:value="86818" table:style-name="ce11">
            <text:p>86,818</text:p>
          </table:table-cell>
          <table:table-cell office:value-type="float" office:value="43814" table:style-name="ce11">
            <text:p>43,814</text:p>
          </table:table-cell>
          <table:table-cell office:value-type="float" office:value="43004" table:style-name="ce10">
            <text:p>43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47" table:style-name="ce52">
            <text:p>12,047</text:p>
          </table:table-cell>
          <table:table-cell office:value-type="float" office:value="35479" table:style-name="ce11">
            <text:p>35,479</text:p>
          </table:table-cell>
          <table:table-cell office:value-type="float" office:value="18816" table:style-name="ce11">
            <text:p>18,816</text:p>
          </table:table-cell>
          <table:table-cell office:value-type="float" office:value="16663" table:style-name="ce10">
            <text:p>16,6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7" table:style-name="ce52">
            <text:p>5,967</text:p>
          </table:table-cell>
          <table:table-cell office:value-type="float" office:value="16343" table:style-name="ce11">
            <text:p>16,343</text:p>
          </table:table-cell>
          <table:table-cell office:value-type="float" office:value="8544" table:style-name="ce11">
            <text:p>8,544</text:p>
          </table:table-cell>
          <table:table-cell office:value-type="float" office:value="7799" table:style-name="ce10">
            <text:p>7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02" table:style-name="ce52">
            <text:p>5,302</text:p>
          </table:table-cell>
          <table:table-cell office:value-type="float" office:value="14053" table:style-name="ce11">
            <text:p>14,053</text:p>
          </table:table-cell>
          <table:table-cell office:value-type="float" office:value="7485" table:style-name="ce11">
            <text:p>7,485</text:p>
          </table:table-cell>
          <table:table-cell office:value-type="float" office:value="6568" table:style-name="ce10">
            <text:p>6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27" table:style-name="ce52">
            <text:p>10,727</text:p>
          </table:table-cell>
          <table:table-cell office:value-type="float" office:value="32622" table:style-name="ce11">
            <text:p>32,622</text:p>
          </table:table-cell>
          <table:table-cell office:value-type="float" office:value="17003" table:style-name="ce11">
            <text:p>17,003</text:p>
          </table:table-cell>
          <table:table-cell office:value-type="float" office:value="15619" table:style-name="ce10">
            <text:p>15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4" table:style-name="ce52">
            <text:p>6,114</text:p>
          </table:table-cell>
          <table:table-cell office:value-type="float" office:value="17490" table:style-name="ce11">
            <text:p>17,490</text:p>
          </table:table-cell>
          <table:table-cell office:value-type="float" office:value="9294" table:style-name="ce11">
            <text:p>9,294</text:p>
          </table:table-cell>
          <table:table-cell office:value-type="float" office:value="8196" table:style-name="ce10">
            <text:p>8,1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7" table:style-name="ce52">
            <text:p>3,917</text:p>
          </table:table-cell>
          <table:table-cell office:value-type="float" office:value="9725" table:style-name="ce11">
            <text:p>9,725</text:p>
          </table:table-cell>
          <table:table-cell office:value-type="float" office:value="5338" table:style-name="ce11">
            <text:p>5,338</text:p>
          </table:table-cell>
          <table:table-cell office:value-type="float" office:value="4387" table:style-name="ce10">
            <text:p>4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1" table:style-name="ce52">
            <text:p>3,641</text:p>
          </table:table-cell>
          <table:table-cell office:value-type="float" office:value="10401" table:style-name="ce11">
            <text:p>10,401</text:p>
          </table:table-cell>
          <table:table-cell office:value-type="float" office:value="5522" table:style-name="ce11">
            <text:p>5,522</text:p>
          </table:table-cell>
          <table:table-cell office:value-type="float" office:value="4879" table:style-name="ce10">
            <text:p>4,8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37" table:style-name="ce52">
            <text:p>5,637</text:p>
          </table:table-cell>
          <table:table-cell office:value-type="float" office:value="15860" table:style-name="ce11">
            <text:p>15,860</text:p>
          </table:table-cell>
          <table:table-cell office:value-type="float" office:value="8377" table:style-name="ce11">
            <text:p>8,377</text:p>
          </table:table-cell>
          <table:table-cell office:value-type="float" office:value="7483" table:style-name="ce10">
            <text:p>7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0" table:style-name="ce52">
            <text:p>2,630</text:p>
          </table:table-cell>
          <table:table-cell office:value-type="float" office:value="6831" table:style-name="ce11">
            <text:p>6,831</text:p>
          </table:table-cell>
          <table:table-cell office:value-type="float" office:value="3824" table:style-name="ce11">
            <text:p>3,824</text:p>
          </table:table-cell>
          <table:table-cell office:value-type="float" office:value="3007" table:style-name="ce10">
            <text:p>3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0" table:style-name="ce52">
            <text:p>4,130</text:p>
          </table:table-cell>
          <table:table-cell office:value-type="float" office:value="12332" table:style-name="ce11">
            <text:p>12,332</text:p>
          </table:table-cell>
          <table:table-cell office:value-type="float" office:value="6525" table:style-name="ce11">
            <text:p>6,525</text:p>
          </table:table-cell>
          <table:table-cell office:value-type="float" office:value="5807" table:style-name="ce10">
            <text:p>5,8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58" table:style-name="ce52">
            <text:p>2,358</text:p>
          </table:table-cell>
          <table:table-cell office:value-type="float" office:value="6465" table:style-name="ce11">
            <text:p>6,465</text:p>
          </table:table-cell>
          <table:table-cell office:value-type="float" office:value="3524" table:style-name="ce11">
            <text:p>3,524</text:p>
          </table:table-cell>
          <table:table-cell office:value-type="float" office:value="2941" table:style-name="ce10">
            <text:p>2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8" table:style-name="ce52">
            <text:p>1,728</text:p>
          </table:table-cell>
          <table:table-cell office:value-type="float" office:value="4172" table:style-name="ce11">
            <text:p>4,172</text:p>
          </table:table-cell>
          <table:table-cell office:value-type="float" office:value="2324" table:style-name="ce11">
            <text:p>2,324</text:p>
          </table:table-cell>
          <table:table-cell office:value-type="float" office:value="1848" table:style-name="ce10">
            <text:p>1,8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74" table:style-name="ce53">
            <text:p>1,974</text:p>
          </table:table-cell>
          <table:table-cell office:value-type="float" office:value="5814" table:style-name="ce18">
            <text:p>5,814</text:p>
          </table:table-cell>
          <table:table-cell office:value-type="float" office:value="3105" table:style-name="ce18">
            <text:p>3,105</text:p>
          </table:table-cell>
          <table:table-cell office:value-type="float" office:value="2709" table:style-name="ce17">
            <text:p>2,709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4155" table:style-name="ce71">
            <text:p>394,155</text:p>
          </table:table-cell>
          <table:table-cell office:value-type="float" office:value="1269953" table:style-name="ce79">
            <text:p>1,269,953</text:p>
          </table:table-cell>
          <table:table-cell office:value-type="float" office:value="645683" table:style-name="ce79">
            <text:p>645,683</text:p>
          </table:table-cell>
          <table:table-cell office:value-type="float" office:value="624270" table:style-name="ce73">
            <text:p>624,2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579" table:style-name="ce52">
            <text:p>77,579</text:p>
          </table:table-cell>
          <table:table-cell office:value-type="float" office:value="232040" table:style-name="ce11">
            <text:p>232,040</text:p>
          </table:table-cell>
          <table:table-cell office:value-type="float" office:value="114182" table:style-name="ce11">
            <text:p>114,182</text:p>
          </table:table-cell>
          <table:table-cell office:value-type="float" office:value="117858" table:style-name="ce10">
            <text:p>117,85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708" table:style-name="ce52">
            <text:p>40,708</text:p>
          </table:table-cell>
          <table:table-cell office:value-type="float" office:value="125109" table:style-name="ce11">
            <text:p>125,109</text:p>
          </table:table-cell>
          <table:table-cell office:value-type="float" office:value="61983" table:style-name="ce11">
            <text:p>61,983</text:p>
          </table:table-cell>
          <table:table-cell office:value-type="float" office:value="63126" table:style-name="ce10">
            <text:p>63,126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129" table:style-name="ce52">
            <text:p>25,129</text:p>
          </table:table-cell>
          <table:table-cell office:value-type="float" office:value="86716" table:style-name="ce11">
            <text:p>86,716</text:p>
          </table:table-cell>
          <table:table-cell office:value-type="float" office:value="43964" table:style-name="ce11">
            <text:p>43,964</text:p>
          </table:table-cell>
          <table:table-cell office:value-type="float" office:value="42752" table:style-name="ce10">
            <text:p>42,7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348" table:style-name="ce52">
            <text:p>27,348</text:p>
          </table:table-cell>
          <table:table-cell office:value-type="float" office:value="90282" table:style-name="ce11">
            <text:p>90,282</text:p>
          </table:table-cell>
          <table:table-cell office:value-type="float" office:value="45921" table:style-name="ce11">
            <text:p>45,921</text:p>
          </table:table-cell>
          <table:table-cell office:value-type="float" office:value="44361" table:style-name="ce10">
            <text:p>44,36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942" table:style-name="ce52">
            <text:p>10,942</text:p>
          </table:table-cell>
          <table:table-cell office:value-type="float" office:value="33344" table:style-name="ce11">
            <text:p>33,344</text:p>
          </table:table-cell>
          <table:table-cell office:value-type="float" office:value="16781" table:style-name="ce11">
            <text:p>16,781</text:p>
          </table:table-cell>
          <table:table-cell office:value-type="float" office:value="16563" table:style-name="ce10">
            <text:p>16,5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610" table:style-name="ce52">
            <text:p>16,610</text:p>
          </table:table-cell>
          <table:table-cell office:value-type="float" office:value="55087" table:style-name="ce11">
            <text:p>55,087</text:p>
          </table:table-cell>
          <table:table-cell office:value-type="float" office:value="27804" table:style-name="ce11">
            <text:p>27,804</text:p>
          </table:table-cell>
          <table:table-cell office:value-type="float" office:value="27283" table:style-name="ce10">
            <text:p>27,2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36" table:style-name="ce52">
            <text:p>13,336</text:p>
          </table:table-cell>
          <table:table-cell office:value-type="float" office:value="41027" table:style-name="ce11">
            <text:p>41,027</text:p>
          </table:table-cell>
          <table:table-cell office:value-type="float" office:value="21015" table:style-name="ce11">
            <text:p>21,015</text:p>
          </table:table-cell>
          <table:table-cell office:value-type="float" office:value="20012" table:style-name="ce10">
            <text:p>20,0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85" table:style-name="ce52">
            <text:p>15,185</text:p>
          </table:table-cell>
          <table:table-cell office:value-type="float" office:value="49876" table:style-name="ce11">
            <text:p>49,876</text:p>
          </table:table-cell>
          <table:table-cell office:value-type="float" office:value="25597" table:style-name="ce11">
            <text:p>25,597</text:p>
          </table:table-cell>
          <table:table-cell office:value-type="float" office:value="24279" table:style-name="ce10">
            <text:p>24,27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97" table:style-name="ce52">
            <text:p>4,497</text:p>
          </table:table-cell>
          <table:table-cell office:value-type="float" office:value="16686" table:style-name="ce11">
            <text:p>16,686</text:p>
          </table:table-cell>
          <table:table-cell office:value-type="float" office:value="8573" table:style-name="ce11">
            <text:p>8,573</text:p>
          </table:table-cell>
          <table:table-cell office:value-type="float" office:value="8113" table:style-name="ce10">
            <text:p>8,1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432" table:style-name="ce52">
            <text:p>10,432</text:p>
          </table:table-cell>
          <table:table-cell office:value-type="float" office:value="37568" table:style-name="ce11">
            <text:p>37,568</text:p>
          </table:table-cell>
          <table:table-cell office:value-type="float" office:value="19049" table:style-name="ce11">
            <text:p>19,049</text:p>
          </table:table-cell>
          <table:table-cell office:value-type="float" office:value="18519" table:style-name="ce10">
            <text:p>18,5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132" table:style-name="ce52">
            <text:p>13,132</text:p>
          </table:table-cell>
          <table:table-cell office:value-type="float" office:value="46612" table:style-name="ce11">
            <text:p>46,612</text:p>
          </table:table-cell>
          <table:table-cell office:value-type="float" office:value="24288" table:style-name="ce11">
            <text:p>24,288</text:p>
          </table:table-cell>
          <table:table-cell office:value-type="float" office:value="22324" table:style-name="ce10">
            <text:p>22,3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044" table:style-name="ce52">
            <text:p>11,044</text:p>
          </table:table-cell>
          <table:table-cell office:value-type="float" office:value="39028" table:style-name="ce11">
            <text:p>39,028</text:p>
          </table:table-cell>
          <table:table-cell office:value-type="float" office:value="20097" table:style-name="ce11">
            <text:p>20,097</text:p>
          </table:table-cell>
          <table:table-cell office:value-type="float" office:value="18931" table:style-name="ce10">
            <text:p>18,9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345" table:style-name="ce52">
            <text:p>14,345</text:p>
          </table:table-cell>
          <table:table-cell office:value-type="float" office:value="45439" table:style-name="ce11">
            <text:p>45,439</text:p>
          </table:table-cell>
          <table:table-cell office:value-type="float" office:value="23315" table:style-name="ce11">
            <text:p>23,315</text:p>
          </table:table-cell>
          <table:table-cell office:value-type="float" office:value="22124" table:style-name="ce10">
            <text:p>22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4" table:style-name="ce52">
            <text:p>6,824</text:p>
          </table:table-cell>
          <table:table-cell office:value-type="float" office:value="23271" table:style-name="ce11">
            <text:p>23,271</text:p>
          </table:table-cell>
          <table:table-cell office:value-type="float" office:value="12253" table:style-name="ce11">
            <text:p>12,253</text:p>
          </table:table-cell>
          <table:table-cell office:value-type="float" office:value="11018" table:style-name="ce10">
            <text:p>11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421" table:style-name="ce52">
            <text:p>11,421</text:p>
          </table:table-cell>
          <table:table-cell office:value-type="float" office:value="37093" table:style-name="ce11">
            <text:p>37,093</text:p>
          </table:table-cell>
          <table:table-cell office:value-type="float" office:value="19112" table:style-name="ce11">
            <text:p>19,112</text:p>
          </table:table-cell>
          <table:table-cell office:value-type="float" office:value="17981" table:style-name="ce10">
            <text:p>17,9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209" table:style-name="ce52">
            <text:p>9,209</text:p>
          </table:table-cell>
          <table:table-cell office:value-type="float" office:value="32056" table:style-name="ce11">
            <text:p>32,056</text:p>
          </table:table-cell>
          <table:table-cell office:value-type="float" office:value="16839" table:style-name="ce11">
            <text:p>16,839</text:p>
          </table:table-cell>
          <table:table-cell office:value-type="float" office:value="15217" table:style-name="ce10">
            <text:p>15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19" table:style-name="ce52">
            <text:p>10,919</text:p>
          </table:table-cell>
          <table:table-cell office:value-type="float" office:value="34593" table:style-name="ce11">
            <text:p>34,593</text:p>
          </table:table-cell>
          <table:table-cell office:value-type="float" office:value="17749" table:style-name="ce11">
            <text:p>17,749</text:p>
          </table:table-cell>
          <table:table-cell office:value-type="float" office:value="16844" table:style-name="ce10">
            <text:p>16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24" table:style-name="ce52">
            <text:p>11,024</text:p>
          </table:table-cell>
          <table:table-cell office:value-type="float" office:value="36498" table:style-name="ce11">
            <text:p>36,498</text:p>
          </table:table-cell>
          <table:table-cell office:value-type="float" office:value="18864" table:style-name="ce11">
            <text:p>18,864</text:p>
          </table:table-cell>
          <table:table-cell office:value-type="float" office:value="17634" table:style-name="ce10">
            <text:p>17,6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69" table:style-name="ce52">
            <text:p>13,069</text:p>
          </table:table-cell>
          <table:table-cell office:value-type="float" office:value="42537" table:style-name="ce11">
            <text:p>42,537</text:p>
          </table:table-cell>
          <table:table-cell office:value-type="float" office:value="21862" table:style-name="ce11">
            <text:p>21,862</text:p>
          </table:table-cell>
          <table:table-cell office:value-type="float" office:value="20675" table:style-name="ce10">
            <text:p>20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00" table:style-name="ce52">
            <text:p>5,300</text:p>
          </table:table-cell>
          <table:table-cell office:value-type="float" office:value="14733" table:style-name="ce11">
            <text:p>14,733</text:p>
          </table:table-cell>
          <table:table-cell office:value-type="float" office:value="7774" table:style-name="ce11">
            <text:p>7,774</text:p>
          </table:table-cell>
          <table:table-cell office:value-type="float" office:value="6959" table:style-name="ce10">
            <text:p>6,9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53" table:style-name="ce52">
            <text:p>8,053</text:p>
          </table:table-cell>
          <table:table-cell office:value-type="float" office:value="26879" table:style-name="ce11">
            <text:p>26,879</text:p>
          </table:table-cell>
          <table:table-cell office:value-type="float" office:value="13875" table:style-name="ce11">
            <text:p>13,875</text:p>
          </table:table-cell>
          <table:table-cell office:value-type="float" office:value="13004" table:style-name="ce10">
            <text:p>13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19" table:style-name="ce52">
            <text:p>9,119</text:p>
          </table:table-cell>
          <table:table-cell office:value-type="float" office:value="30239" table:style-name="ce11">
            <text:p>30,239</text:p>
          </table:table-cell>
          <table:table-cell office:value-type="float" office:value="15599" table:style-name="ce11">
            <text:p>15,599</text:p>
          </table:table-cell>
          <table:table-cell office:value-type="float" office:value="14640" table:style-name="ce10">
            <text:p>14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46" table:style-name="ce52">
            <text:p>10,146</text:p>
          </table:table-cell>
          <table:table-cell office:value-type="float" office:value="32951" table:style-name="ce11">
            <text:p>32,951</text:p>
          </table:table-cell>
          <table:table-cell office:value-type="float" office:value="17417" table:style-name="ce11">
            <text:p>17,417</text:p>
          </table:table-cell>
          <table:table-cell office:value-type="float" office:value="15534" table:style-name="ce10">
            <text:p>15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93" table:style-name="ce52">
            <text:p>5,193</text:p>
          </table:table-cell>
          <table:table-cell office:value-type="float" office:value="16227" table:style-name="ce11">
            <text:p>16,227</text:p>
          </table:table-cell>
          <table:table-cell office:value-type="float" office:value="8749" table:style-name="ce11">
            <text:p>8,749</text:p>
          </table:table-cell>
          <table:table-cell office:value-type="float" office:value="7478" table:style-name="ce10">
            <text:p>7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0" table:style-name="ce52">
            <text:p>4,590</text:p>
          </table:table-cell>
          <table:table-cell office:value-type="float" office:value="14849" table:style-name="ce11">
            <text:p>14,849</text:p>
          </table:table-cell>
          <table:table-cell office:value-type="float" office:value="7763" table:style-name="ce11">
            <text:p>7,763</text:p>
          </table:table-cell>
          <table:table-cell office:value-type="float" office:value="7086" table:style-name="ce10">
            <text:p>7,08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01" table:style-name="ce53">
            <text:p>9,001</text:p>
          </table:table-cell>
          <table:table-cell office:value-type="float" office:value="29213" table:style-name="ce18">
            <text:p>29,213</text:p>
          </table:table-cell>
          <table:table-cell office:value-type="float" office:value="15258" table:style-name="ce18">
            <text:p>15,258</text:p>
          </table:table-cell>
          <table:table-cell office:value-type="float" office:value="13955" table:style-name="ce17">
            <text:p>13,955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143" table:style-name="ce71">
            <text:p>179,143</text:p>
          </table:table-cell>
          <table:table-cell office:value-type="float" office:value="492877" table:style-name="ce79">
            <text:p>492,877</text:p>
          </table:table-cell>
          <table:table-cell office:value-type="float" office:value="252004" table:style-name="ce79">
            <text:p>252,004</text:p>
          </table:table-cell>
          <table:table-cell office:value-type="float" office:value="240873" table:style-name="ce73">
            <text:p>240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271" table:style-name="ce52">
            <text:p>35,271</text:p>
          </table:table-cell>
          <table:table-cell office:value-type="float" office:value="99284" table:style-name="ce11">
            <text:p>99,284</text:p>
          </table:table-cell>
          <table:table-cell office:value-type="float" office:value="49615" table:style-name="ce11">
            <text:p>49,615</text:p>
          </table:table-cell>
          <table:table-cell office:value-type="float" office:value="49669" table:style-name="ce10">
            <text:p>49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33" table:style-name="ce52">
            <text:p>29,033</text:p>
          </table:table-cell>
          <table:table-cell office:value-type="float" office:value="79607" table:style-name="ce11">
            <text:p>79,607</text:p>
          </table:table-cell>
          <table:table-cell office:value-type="float" office:value="39556" table:style-name="ce11">
            <text:p>39,556</text:p>
          </table:table-cell>
          <table:table-cell office:value-type="float" office:value="40051" table:style-name="ce10">
            <text:p>40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889" table:style-name="ce52">
            <text:p>33,889</text:p>
          </table:table-cell>
          <table:table-cell office:value-type="float" office:value="97624" table:style-name="ce11">
            <text:p>97,624</text:p>
          </table:table-cell>
          <table:table-cell office:value-type="float" office:value="49212" table:style-name="ce11">
            <text:p>49,212</text:p>
          </table:table-cell>
          <table:table-cell office:value-type="float" office:value="48412" table:style-name="ce10">
            <text:p>48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34" table:style-name="ce52">
            <text:p>20,234</text:p>
          </table:table-cell>
          <table:table-cell office:value-type="float" office:value="53733" table:style-name="ce11">
            <text:p>53,733</text:p>
          </table:table-cell>
          <table:table-cell office:value-type="float" office:value="27491" table:style-name="ce11">
            <text:p>27,491</text:p>
          </table:table-cell>
          <table:table-cell office:value-type="float" office:value="26242" table:style-name="ce10">
            <text:p>26,2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55" table:style-name="ce52">
            <text:p>4,255</text:p>
          </table:table-cell>
          <table:table-cell office:value-type="float" office:value="10558" table:style-name="ce11">
            <text:p>10,558</text:p>
          </table:table-cell>
          <table:table-cell office:value-type="float" office:value="5523" table:style-name="ce11">
            <text:p>5,523</text:p>
          </table:table-cell>
          <table:table-cell office:value-type="float" office:value="5035" table:style-name="ce10">
            <text:p>5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48" table:style-name="ce52">
            <text:p>12,648</text:p>
          </table:table-cell>
          <table:table-cell office:value-type="float" office:value="37747" table:style-name="ce11">
            <text:p>37,747</text:p>
          </table:table-cell>
          <table:table-cell office:value-type="float" office:value="19890" table:style-name="ce11">
            <text:p>19,890</text:p>
          </table:table-cell>
          <table:table-cell office:value-type="float" office:value="17857" table:style-name="ce10">
            <text:p>17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24" table:style-name="ce52">
            <text:p>8,024</text:p>
          </table:table-cell>
          <table:table-cell office:value-type="float" office:value="17339" table:style-name="ce11">
            <text:p>17,339</text:p>
          </table:table-cell>
          <table:table-cell office:value-type="float" office:value="9259" table:style-name="ce11">
            <text:p>9,259</text:p>
          </table:table-cell>
          <table:table-cell office:value-type="float" office:value="8080" table:style-name="ce10">
            <text:p>8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97" table:style-name="ce52">
            <text:p>5,597</text:p>
          </table:table-cell>
          <table:table-cell office:value-type="float" office:value="14435" table:style-name="ce11">
            <text:p>14,435</text:p>
          </table:table-cell>
          <table:table-cell office:value-type="float" office:value="7859" table:style-name="ce11">
            <text:p>7,859</text:p>
          </table:table-cell>
          <table:table-cell office:value-type="float" office:value="6576" table:style-name="ce10">
            <text:p>6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39" table:style-name="ce52">
            <text:p>5,739</text:p>
          </table:table-cell>
          <table:table-cell office:value-type="float" office:value="15553" table:style-name="ce11">
            <text:p>15,553</text:p>
          </table:table-cell>
          <table:table-cell office:value-type="float" office:value="8182" table:style-name="ce11">
            <text:p>8,182</text:p>
          </table:table-cell>
          <table:table-cell office:value-type="float" office:value="7371" table:style-name="ce10">
            <text:p>7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11" table:style-name="ce52">
            <text:p>7,211</text:p>
          </table:table-cell>
          <table:table-cell office:value-type="float" office:value="18067" table:style-name="ce11">
            <text:p>18,067</text:p>
          </table:table-cell>
          <table:table-cell office:value-type="float" office:value="9741" table:style-name="ce11">
            <text:p>9,741</text:p>
          </table:table-cell>
          <table:table-cell office:value-type="float" office:value="8326" table:style-name="ce10">
            <text:p>8,3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10" table:style-name="ce52">
            <text:p>7,110</text:p>
          </table:table-cell>
          <table:table-cell office:value-type="float" office:value="17206" table:style-name="ce11">
            <text:p>17,206</text:p>
          </table:table-cell>
          <table:table-cell office:value-type="float" office:value="9018" table:style-name="ce11">
            <text:p>9,018</text:p>
          </table:table-cell>
          <table:table-cell office:value-type="float" office:value="8188" table:style-name="ce10">
            <text:p>8,1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5" table:style-name="ce52">
            <text:p>5,275</text:p>
          </table:table-cell>
          <table:table-cell office:value-type="float" office:value="15893" table:style-name="ce11">
            <text:p>15,893</text:p>
          </table:table-cell>
          <table:table-cell office:value-type="float" office:value="8526" table:style-name="ce11">
            <text:p>8,526</text:p>
          </table:table-cell>
          <table:table-cell office:value-type="float" office:value="7367" table:style-name="ce10">
            <text:p>7,36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57" table:style-name="ce53">
            <text:p>4,857</text:p>
          </table:table-cell>
          <table:table-cell office:value-type="float" office:value="15831" table:style-name="ce18">
            <text:p>15,831</text:p>
          </table:table-cell>
          <table:table-cell office:value-type="float" office:value="8132" table:style-name="ce18">
            <text:p>8,132</text:p>
          </table:table-cell>
          <table:table-cell office:value-type="float" office:value="7699" table:style-name="ce17">
            <text:p>7,69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635" table:style-name="ce71">
            <text:p>242,635</text:p>
          </table:table-cell>
          <table:table-cell office:value-type="float" office:value="679468" table:style-name="ce79">
            <text:p>679,468</text:p>
          </table:table-cell>
          <table:table-cell office:value-type="float" office:value="351707" table:style-name="ce79">
            <text:p>351,707</text:p>
          </table:table-cell>
          <table:table-cell office:value-type="float" office:value="327761" table:style-name="ce73">
            <text:p>327,7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080" table:style-name="ce52">
            <text:p>39,080</text:p>
          </table:table-cell>
          <table:table-cell office:value-type="float" office:value="108698" table:style-name="ce11">
            <text:p>108,698</text:p>
          </table:table-cell>
          <table:table-cell office:value-type="float" office:value="53897" table:style-name="ce11">
            <text:p>53,897</text:p>
          </table:table-cell>
          <table:table-cell office:value-type="float" office:value="54801" table:style-name="ce10">
            <text:p>54,8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94" table:style-name="ce52">
            <text:p>15,994</text:p>
          </table:table-cell>
          <table:table-cell office:value-type="float" office:value="44226" table:style-name="ce11">
            <text:p>44,226</text:p>
          </table:table-cell>
          <table:table-cell office:value-type="float" office:value="22446" table:style-name="ce11">
            <text:p>22,446</text:p>
          </table:table-cell>
          <table:table-cell office:value-type="float" office:value="21780" table:style-name="ce10">
            <text:p>21,7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709" table:style-name="ce52">
            <text:p>25,709</text:p>
          </table:table-cell>
          <table:table-cell office:value-type="float" office:value="70951" table:style-name="ce11">
            <text:p>70,951</text:p>
          </table:table-cell>
          <table:table-cell office:value-type="float" office:value="35885" table:style-name="ce11">
            <text:p>35,885</text:p>
          </table:table-cell>
          <table:table-cell office:value-type="float" office:value="35066" table:style-name="ce10">
            <text:p>35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956" table:style-name="ce52">
            <text:p>14,956</text:p>
          </table:table-cell>
          <table:table-cell office:value-type="float" office:value="45626" table:style-name="ce11">
            <text:p>45,626</text:p>
          </table:table-cell>
          <table:table-cell office:value-type="float" office:value="22923" table:style-name="ce11">
            <text:p>22,923</text:p>
          </table:table-cell>
          <table:table-cell office:value-type="float" office:value="22703" table:style-name="ce10">
            <text:p>22,7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59" table:style-name="ce52">
            <text:p>9,559</text:p>
          </table:table-cell>
          <table:table-cell office:value-type="float" office:value="28509" table:style-name="ce11">
            <text:p>28,509</text:p>
          </table:table-cell>
          <table:table-cell office:value-type="float" office:value="14856" table:style-name="ce11">
            <text:p>14,856</text:p>
          </table:table-cell>
          <table:table-cell office:value-type="float" office:value="13653" table:style-name="ce10">
            <text:p>13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59" table:style-name="ce52">
            <text:p>16,059</text:p>
          </table:table-cell>
          <table:table-cell office:value-type="float" office:value="39237" table:style-name="ce11">
            <text:p>39,237</text:p>
          </table:table-cell>
          <table:table-cell office:value-type="float" office:value="20292" table:style-name="ce11">
            <text:p>20,292</text:p>
          </table:table-cell>
          <table:table-cell office:value-type="float" office:value="18945" table:style-name="ce10">
            <text:p>18,9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03" table:style-name="ce52">
            <text:p>11,203</text:p>
          </table:table-cell>
          <table:table-cell office:value-type="float" office:value="31059" table:style-name="ce11">
            <text:p>31,059</text:p>
          </table:table-cell>
          <table:table-cell office:value-type="float" office:value="16377" table:style-name="ce11">
            <text:p>16,377</text:p>
          </table:table-cell>
          <table:table-cell office:value-type="float" office:value="14682" table:style-name="ce10">
            <text:p>14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33" table:style-name="ce52">
            <text:p>6,633</text:p>
          </table:table-cell>
          <table:table-cell office:value-type="float" office:value="18677" table:style-name="ce11">
            <text:p>18,677</text:p>
          </table:table-cell>
          <table:table-cell office:value-type="float" office:value="9972" table:style-name="ce11">
            <text:p>9,972</text:p>
          </table:table-cell>
          <table:table-cell office:value-type="float" office:value="8705" table:style-name="ce10">
            <text:p>8,7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28" table:style-name="ce52">
            <text:p>9,428</text:p>
          </table:table-cell>
          <table:table-cell office:value-type="float" office:value="28428" table:style-name="ce11">
            <text:p>28,428</text:p>
          </table:table-cell>
          <table:table-cell office:value-type="float" office:value="14839" table:style-name="ce11">
            <text:p>14,839</text:p>
          </table:table-cell>
          <table:table-cell office:value-type="float" office:value="13589" table:style-name="ce10">
            <text:p>13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8" table:style-name="ce52">
            <text:p>6,028</text:p>
          </table:table-cell>
          <table:table-cell office:value-type="float" office:value="17834" table:style-name="ce11">
            <text:p>17,834</text:p>
          </table:table-cell>
          <table:table-cell office:value-type="float" office:value="9357" table:style-name="ce11">
            <text:p>9,357</text:p>
          </table:table-cell>
          <table:table-cell office:value-type="float" office:value="8477" table:style-name="ce10">
            <text:p>8,4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42" table:style-name="ce52">
            <text:p>8,942</text:p>
          </table:table-cell>
          <table:table-cell office:value-type="float" office:value="26254" table:style-name="ce11">
            <text:p>26,254</text:p>
          </table:table-cell>
          <table:table-cell office:value-type="float" office:value="14049" table:style-name="ce11">
            <text:p>14,049</text:p>
          </table:table-cell>
          <table:table-cell office:value-type="float" office:value="12205" table:style-name="ce10">
            <text:p>12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3" table:style-name="ce52">
            <text:p>8,513</text:p>
          </table:table-cell>
          <table:table-cell office:value-type="float" office:value="23912" table:style-name="ce11">
            <text:p>23,912</text:p>
          </table:table-cell>
          <table:table-cell office:value-type="float" office:value="12613" table:style-name="ce11">
            <text:p>12,613</text:p>
          </table:table-cell>
          <table:table-cell office:value-type="float" office:value="11299" table:style-name="ce10">
            <text:p>11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966" table:style-name="ce52">
            <text:p>14,966</text:p>
          </table:table-cell>
          <table:table-cell office:value-type="float" office:value="47334" table:style-name="ce11">
            <text:p>47,334</text:p>
          </table:table-cell>
          <table:table-cell office:value-type="float" office:value="23567" table:style-name="ce11">
            <text:p>23,567</text:p>
          </table:table-cell>
          <table:table-cell office:value-type="float" office:value="23767" table:style-name="ce10">
            <text:p>23,7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13" table:style-name="ce52">
            <text:p>5,713</text:p>
          </table:table-cell>
          <table:table-cell office:value-type="float" office:value="14274" table:style-name="ce11">
            <text:p>14,274</text:p>
          </table:table-cell>
          <table:table-cell office:value-type="float" office:value="7920" table:style-name="ce11">
            <text:p>7,920</text:p>
          </table:table-cell>
          <table:table-cell office:value-type="float" office:value="6354" table:style-name="ce10">
            <text:p>6,3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26" table:style-name="ce52">
            <text:p>4,426</text:p>
          </table:table-cell>
          <table:table-cell office:value-type="float" office:value="12592" table:style-name="ce11">
            <text:p>12,592</text:p>
          </table:table-cell>
          <table:table-cell office:value-type="float" office:value="6771" table:style-name="ce11">
            <text:p>6,771</text:p>
          </table:table-cell>
          <table:table-cell office:value-type="float" office:value="5821" table:style-name="ce10">
            <text:p>5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72" table:style-name="ce52">
            <text:p>8,572</text:p>
          </table:table-cell>
          <table:table-cell office:value-type="float" office:value="23162" table:style-name="ce11">
            <text:p>23,162</text:p>
          </table:table-cell>
          <table:table-cell office:value-type="float" office:value="12413" table:style-name="ce11">
            <text:p>12,413</text:p>
          </table:table-cell>
          <table:table-cell office:value-type="float" office:value="10749" table:style-name="ce10">
            <text:p>10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62" table:style-name="ce52">
            <text:p>9,162</text:p>
          </table:table-cell>
          <table:table-cell office:value-type="float" office:value="24944" table:style-name="ce11">
            <text:p>24,944</text:p>
          </table:table-cell>
          <table:table-cell office:value-type="float" office:value="13681" table:style-name="ce11">
            <text:p>13,681</text:p>
          </table:table-cell>
          <table:table-cell office:value-type="float" office:value="11263" table:style-name="ce10">
            <text:p>11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37" table:style-name="ce52">
            <text:p>8,637</text:p>
          </table:table-cell>
          <table:table-cell office:value-type="float" office:value="22622" table:style-name="ce11">
            <text:p>22,622</text:p>
          </table:table-cell>
          <table:table-cell office:value-type="float" office:value="12295" table:style-name="ce11">
            <text:p>12,295</text:p>
          </table:table-cell>
          <table:table-cell office:value-type="float" office:value="10327" table:style-name="ce10">
            <text:p>10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2" table:style-name="ce52">
            <text:p>9,362</text:p>
          </table:table-cell>
          <table:table-cell office:value-type="float" office:value="26667" table:style-name="ce11">
            <text:p>26,667</text:p>
          </table:table-cell>
          <table:table-cell office:value-type="float" office:value="14216" table:style-name="ce11">
            <text:p>14,216</text:p>
          </table:table-cell>
          <table:table-cell office:value-type="float" office:value="12451" table:style-name="ce10">
            <text:p>12,45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93" table:style-name="ce53">
            <text:p>9,693</text:p>
          </table:table-cell>
          <table:table-cell office:value-type="float" office:value="24462" table:style-name="ce18">
            <text:p>24,462</text:p>
          </table:table-cell>
          <table:table-cell office:value-type="float" office:value="13338" table:style-name="ce18">
            <text:p>13,338</text:p>
          </table:table-cell>
          <table:table-cell office:value-type="float" office:value="11124" table:style-name="ce17">
            <text:p>11,12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987" table:style-name="ce71">
            <text:p>183,987</text:p>
          </table:table-cell>
          <table:table-cell office:value-type="float" office:value="501376" table:style-name="ce79">
            <text:p>501,376</text:p>
          </table:table-cell>
          <table:table-cell office:value-type="float" office:value="260200" table:style-name="ce79">
            <text:p>260,200</text:p>
          </table:table-cell>
          <table:table-cell office:value-type="float" office:value="241176" table:style-name="ce73">
            <text:p>241,1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544" table:style-name="ce52">
            <text:p>13,544</text:p>
          </table:table-cell>
          <table:table-cell office:value-type="float" office:value="38382" table:style-name="ce11">
            <text:p>38,382</text:p>
          </table:table-cell>
          <table:table-cell office:value-type="float" office:value="19597" table:style-name="ce11">
            <text:p>19,597</text:p>
          </table:table-cell>
          <table:table-cell office:value-type="float" office:value="18785" table:style-name="ce10">
            <text:p>18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11" table:style-name="ce52">
            <text:p>15,811</text:p>
          </table:table-cell>
          <table:table-cell office:value-type="float" office:value="41815" table:style-name="ce11">
            <text:p>41,815</text:p>
          </table:table-cell>
          <table:table-cell office:value-type="float" office:value="21087" table:style-name="ce11">
            <text:p>21,087</text:p>
          </table:table-cell>
          <table:table-cell office:value-type="float" office:value="20728" table:style-name="ce10">
            <text:p>20,7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58" table:style-name="ce52">
            <text:p>9,858</text:p>
          </table:table-cell>
          <table:table-cell office:value-type="float" office:value="26197" table:style-name="ce11">
            <text:p>26,197</text:p>
          </table:table-cell>
          <table:table-cell office:value-type="float" office:value="13373" table:style-name="ce11">
            <text:p>13,373</text:p>
          </table:table-cell>
          <table:table-cell office:value-type="float" office:value="12824" table:style-name="ce10">
            <text:p>12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30" table:style-name="ce52">
            <text:p>11,430</text:p>
          </table:table-cell>
          <table:table-cell office:value-type="float" office:value="30579" table:style-name="ce11">
            <text:p>30,579</text:p>
          </table:table-cell>
          <table:table-cell office:value-type="float" office:value="15587" table:style-name="ce11">
            <text:p>15,587</text:p>
          </table:table-cell>
          <table:table-cell office:value-type="float" office:value="14992" table:style-name="ce10">
            <text:p>14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448" table:style-name="ce52">
            <text:p>25,448</text:p>
          </table:table-cell>
          <table:table-cell office:value-type="float" office:value="71293" table:style-name="ce11">
            <text:p>71,293</text:p>
          </table:table-cell>
          <table:table-cell office:value-type="float" office:value="36447" table:style-name="ce11">
            <text:p>36,447</text:p>
          </table:table-cell>
          <table:table-cell office:value-type="float" office:value="34846" table:style-name="ce10">
            <text:p>34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77" table:style-name="ce52">
            <text:p>5,277</text:p>
          </table:table-cell>
          <table:table-cell office:value-type="float" office:value="14207" table:style-name="ce11">
            <text:p>14,207</text:p>
          </table:table-cell>
          <table:table-cell office:value-type="float" office:value="7585" table:style-name="ce11">
            <text:p>7,585</text:p>
          </table:table-cell>
          <table:table-cell office:value-type="float" office:value="6622" table:style-name="ce10">
            <text:p>6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70" table:style-name="ce52">
            <text:p>10,770</text:p>
          </table:table-cell>
          <table:table-cell office:value-type="float" office:value="31350" table:style-name="ce11">
            <text:p>31,350</text:p>
          </table:table-cell>
          <table:table-cell office:value-type="float" office:value="16532" table:style-name="ce11">
            <text:p>16,532</text:p>
          </table:table-cell>
          <table:table-cell office:value-type="float" office:value="14818" table:style-name="ce10">
            <text:p>14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67" table:style-name="ce52">
            <text:p>8,767</text:p>
          </table:table-cell>
          <table:table-cell office:value-type="float" office:value="22383" table:style-name="ce11">
            <text:p>22,383</text:p>
          </table:table-cell>
          <table:table-cell office:value-type="float" office:value="11837" table:style-name="ce11">
            <text:p>11,837</text:p>
          </table:table-cell>
          <table:table-cell office:value-type="float" office:value="10546" table:style-name="ce10">
            <text:p>10,5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44" table:style-name="ce52">
            <text:p>9,144</text:p>
          </table:table-cell>
          <table:table-cell office:value-type="float" office:value="23973" table:style-name="ce11">
            <text:p>23,973</text:p>
          </table:table-cell>
          <table:table-cell office:value-type="float" office:value="12675" table:style-name="ce11">
            <text:p>12,675</text:p>
          </table:table-cell>
          <table:table-cell office:value-type="float" office:value="11298" table:style-name="ce10">
            <text:p>11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59" table:style-name="ce52">
            <text:p>7,259</text:p>
          </table:table-cell>
          <table:table-cell office:value-type="float" office:value="17760" table:style-name="ce11">
            <text:p>17,760</text:p>
          </table:table-cell>
          <table:table-cell office:value-type="float" office:value="9264" table:style-name="ce11">
            <text:p>9,264</text:p>
          </table:table-cell>
          <table:table-cell office:value-type="float" office:value="8496" table:style-name="ce10">
            <text:p>8,4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1" table:style-name="ce52">
            <text:p>5,741</text:p>
          </table:table-cell>
          <table:table-cell office:value-type="float" office:value="15009" table:style-name="ce11">
            <text:p>15,009</text:p>
          </table:table-cell>
          <table:table-cell office:value-type="float" office:value="8070" table:style-name="ce11">
            <text:p>8,070</text:p>
          </table:table-cell>
          <table:table-cell office:value-type="float" office:value="6939" table:style-name="ce10">
            <text:p>6,9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341" table:style-name="ce52">
            <text:p>18,341</text:p>
          </table:table-cell>
          <table:table-cell office:value-type="float" office:value="49056" table:style-name="ce11">
            <text:p>49,056</text:p>
          </table:table-cell>
          <table:table-cell office:value-type="float" office:value="25294" table:style-name="ce11">
            <text:p>25,294</text:p>
          </table:table-cell>
          <table:table-cell office:value-type="float" office:value="23762" table:style-name="ce10">
            <text:p>23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34" table:style-name="ce52">
            <text:p>16,134</text:p>
          </table:table-cell>
          <table:table-cell office:value-type="float" office:value="44212" table:style-name="ce11">
            <text:p>44,212</text:p>
          </table:table-cell>
          <table:table-cell office:value-type="float" office:value="22934" table:style-name="ce11">
            <text:p>22,934</text:p>
          </table:table-cell>
          <table:table-cell office:value-type="float" office:value="21278" table:style-name="ce10">
            <text:p>21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81" table:style-name="ce52">
            <text:p>11,681</text:p>
          </table:table-cell>
          <table:table-cell office:value-type="float" office:value="35002" table:style-name="ce11">
            <text:p>35,002</text:p>
          </table:table-cell>
          <table:table-cell office:value-type="float" office:value="18638" table:style-name="ce11">
            <text:p>18,638</text:p>
          </table:table-cell>
          <table:table-cell office:value-type="float" office:value="16364" table:style-name="ce10">
            <text:p>16,3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2" table:style-name="ce52">
            <text:p>6,762</text:p>
          </table:table-cell>
          <table:table-cell office:value-type="float" office:value="18837" table:style-name="ce11">
            <text:p>18,837</text:p>
          </table:table-cell>
          <table:table-cell office:value-type="float" office:value="9993" table:style-name="ce11">
            <text:p>9,993</text:p>
          </table:table-cell>
          <table:table-cell office:value-type="float" office:value="8844" table:style-name="ce10">
            <text:p>8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2" table:style-name="ce52">
            <text:p>4,212</text:p>
          </table:table-cell>
          <table:table-cell office:value-type="float" office:value="11206" table:style-name="ce11">
            <text:p>11,206</text:p>
          </table:table-cell>
          <table:table-cell office:value-type="float" office:value="6043" table:style-name="ce11">
            <text:p>6,043</text:p>
          </table:table-cell>
          <table:table-cell office:value-type="float" office:value="5163" table:style-name="ce10">
            <text:p>5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1" table:style-name="ce52">
            <text:p>1,931</text:p>
          </table:table-cell>
          <table:table-cell office:value-type="float" office:value="4581" table:style-name="ce11">
            <text:p>4,581</text:p>
          </table:table-cell>
          <table:table-cell office:value-type="float" office:value="2344" table:style-name="ce11">
            <text:p>2,344</text:p>
          </table:table-cell>
          <table:table-cell office:value-type="float" office:value="2237" table:style-name="ce10">
            <text:p>2,23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7" table:style-name="ce53">
            <text:p>1,877</text:p>
          </table:table-cell>
          <table:table-cell office:value-type="float" office:value="5534" table:style-name="ce18">
            <text:p>5,534</text:p>
          </table:table-cell>
          <table:table-cell office:value-type="float" office:value="2900" table:style-name="ce18">
            <text:p>2,900</text:p>
          </table:table-cell>
          <table:table-cell office:value-type="float" office:value="2634" table:style-name="ce17">
            <text:p>2,63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0450" table:style-name="ce71">
            <text:p>290,450</text:p>
          </table:table-cell>
          <table:table-cell office:value-type="float" office:value="816173" table:style-name="ce79">
            <text:p>816,173</text:p>
          </table:table-cell>
          <table:table-cell office:value-type="float" office:value="416050" table:style-name="ce79">
            <text:p>416,050</text:p>
          </table:table-cell>
          <table:table-cell office:value-type="float" office:value="400123" table:style-name="ce73">
            <text:p>400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984" table:style-name="ce52">
            <text:p>74,984</text:p>
          </table:table-cell>
          <table:table-cell office:value-type="float" office:value="198633" table:style-name="ce11">
            <text:p>198,633</text:p>
          </table:table-cell>
          <table:table-cell office:value-type="float" office:value="97739" table:style-name="ce11">
            <text:p>97,739</text:p>
          </table:table-cell>
          <table:table-cell office:value-type="float" office:value="100894" table:style-name="ce10">
            <text:p>100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084" table:style-name="ce52">
            <text:p>20,084</text:p>
          </table:table-cell>
          <table:table-cell office:value-type="float" office:value="53947" table:style-name="ce11">
            <text:p>53,947</text:p>
          </table:table-cell>
          <table:table-cell office:value-type="float" office:value="26874" table:style-name="ce11">
            <text:p>26,874</text:p>
          </table:table-cell>
          <table:table-cell office:value-type="float" office:value="27073" table:style-name="ce10">
            <text:p>27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017" table:style-name="ce52">
            <text:p>17,017</text:p>
          </table:table-cell>
          <table:table-cell office:value-type="float" office:value="46959" table:style-name="ce11">
            <text:p>46,959</text:p>
          </table:table-cell>
          <table:table-cell office:value-type="float" office:value="23678" table:style-name="ce11">
            <text:p>23,678</text:p>
          </table:table-cell>
          <table:table-cell office:value-type="float" office:value="23281" table:style-name="ce10">
            <text:p>23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820" table:style-name="ce52">
            <text:p>11,820</text:p>
          </table:table-cell>
          <table:table-cell office:value-type="float" office:value="30526" table:style-name="ce11">
            <text:p>30,526</text:p>
          </table:table-cell>
          <table:table-cell office:value-type="float" office:value="15625" table:style-name="ce11">
            <text:p>15,625</text:p>
          </table:table-cell>
          <table:table-cell office:value-type="float" office:value="14901" table:style-name="ce10">
            <text:p>14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483" table:style-name="ce52">
            <text:p>15,483</text:p>
          </table:table-cell>
          <table:table-cell office:value-type="float" office:value="50334" table:style-name="ce11">
            <text:p>50,334</text:p>
          </table:table-cell>
          <table:table-cell office:value-type="float" office:value="26100" table:style-name="ce11">
            <text:p>26,100</text:p>
          </table:table-cell>
          <table:table-cell office:value-type="float" office:value="24234" table:style-name="ce10">
            <text:p>24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86" table:style-name="ce52">
            <text:p>10,286</text:p>
          </table:table-cell>
          <table:table-cell office:value-type="float" office:value="29540" table:style-name="ce11">
            <text:p>29,540</text:p>
          </table:table-cell>
          <table:table-cell office:value-type="float" office:value="15355" table:style-name="ce11">
            <text:p>15,355</text:p>
          </table:table-cell>
          <table:table-cell office:value-type="float" office:value="14185" table:style-name="ce10">
            <text:p>14,1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0" table:style-name="ce52">
            <text:p>3,860</text:p>
          </table:table-cell>
          <table:table-cell office:value-type="float" office:value="10867" table:style-name="ce11">
            <text:p>10,867</text:p>
          </table:table-cell>
          <table:table-cell office:value-type="float" office:value="5639" table:style-name="ce11">
            <text:p>5,639</text:p>
          </table:table-cell>
          <table:table-cell office:value-type="float" office:value="5228" table:style-name="ce10">
            <text:p>5,2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244" table:style-name="ce52">
            <text:p>7,244</text:p>
          </table:table-cell>
          <table:table-cell office:value-type="float" office:value="21967" table:style-name="ce11">
            <text:p>21,967</text:p>
          </table:table-cell>
          <table:table-cell office:value-type="float" office:value="11279" table:style-name="ce11">
            <text:p>11,279</text:p>
          </table:table-cell>
          <table:table-cell office:value-type="float" office:value="10688" table:style-name="ce10">
            <text:p>10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33" table:style-name="ce52">
            <text:p>8,233</text:p>
          </table:table-cell>
          <table:table-cell office:value-type="float" office:value="25725" table:style-name="ce11">
            <text:p>25,725</text:p>
          </table:table-cell>
          <table:table-cell office:value-type="float" office:value="13076" table:style-name="ce11">
            <text:p>13,076</text:p>
          </table:table-cell>
          <table:table-cell office:value-type="float" office:value="12649" table:style-name="ce10">
            <text:p>12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00" table:style-name="ce52">
            <text:p>7,900</text:p>
          </table:table-cell>
          <table:table-cell office:value-type="float" office:value="25186" table:style-name="ce11">
            <text:p>25,186</text:p>
          </table:table-cell>
          <table:table-cell office:value-type="float" office:value="13042" table:style-name="ce11">
            <text:p>13,042</text:p>
          </table:table-cell>
          <table:table-cell office:value-type="float" office:value="12144" table:style-name="ce10">
            <text:p>12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16" table:style-name="ce52">
            <text:p>9,216</text:p>
          </table:table-cell>
          <table:table-cell office:value-type="float" office:value="23899" table:style-name="ce11">
            <text:p>23,899</text:p>
          </table:table-cell>
          <table:table-cell office:value-type="float" office:value="12708" table:style-name="ce11">
            <text:p>12,708</text:p>
          </table:table-cell>
          <table:table-cell office:value-type="float" office:value="11191" table:style-name="ce10">
            <text:p>11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46" table:style-name="ce52">
            <text:p>6,546</text:p>
          </table:table-cell>
          <table:table-cell office:value-type="float" office:value="20314" table:style-name="ce11">
            <text:p>20,314</text:p>
          </table:table-cell>
          <table:table-cell office:value-type="float" office:value="10553" table:style-name="ce11">
            <text:p>10,553</text:p>
          </table:table-cell>
          <table:table-cell office:value-type="float" office:value="9761" table:style-name="ce10">
            <text:p>9,7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929" table:style-name="ce52">
            <text:p>18,929</text:p>
          </table:table-cell>
          <table:table-cell office:value-type="float" office:value="53441" table:style-name="ce11">
            <text:p>53,441</text:p>
          </table:table-cell>
          <table:table-cell office:value-type="float" office:value="27552" table:style-name="ce11">
            <text:p>27,552</text:p>
          </table:table-cell>
          <table:table-cell office:value-type="float" office:value="25889" table:style-name="ce10">
            <text:p>25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8" table:style-name="ce52">
            <text:p>5,668</text:p>
          </table:table-cell>
          <table:table-cell office:value-type="float" office:value="16749" table:style-name="ce11">
            <text:p>16,749</text:p>
          </table:table-cell>
          <table:table-cell office:value-type="float" office:value="8886" table:style-name="ce11">
            <text:p>8,886</text:p>
          </table:table-cell>
          <table:table-cell office:value-type="float" office:value="7863" table:style-name="ce10">
            <text:p>7,8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51" table:style-name="ce52">
            <text:p>3,451</text:p>
          </table:table-cell>
          <table:table-cell office:value-type="float" office:value="9650" table:style-name="ce11">
            <text:p>9,650</text:p>
          </table:table-cell>
          <table:table-cell office:value-type="float" office:value="5152" table:style-name="ce11">
            <text:p>5,152</text:p>
          </table:table-cell>
          <table:table-cell office:value-type="float" office:value="4498" table:style-name="ce10">
            <text:p>4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26" table:style-name="ce52">
            <text:p>8,626</text:p>
          </table:table-cell>
          <table:table-cell office:value-type="float" office:value="23859" table:style-name="ce11">
            <text:p>23,859</text:p>
          </table:table-cell>
          <table:table-cell office:value-type="float" office:value="12466" table:style-name="ce11">
            <text:p>12,466</text:p>
          </table:table-cell>
          <table:table-cell office:value-type="float" office:value="11393" table:style-name="ce10">
            <text:p>11,3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73" table:style-name="ce52">
            <text:p>11,873</text:p>
          </table:table-cell>
          <table:table-cell office:value-type="float" office:value="34210" table:style-name="ce11">
            <text:p>34,210</text:p>
          </table:table-cell>
          <table:table-cell office:value-type="float" office:value="17749" table:style-name="ce11">
            <text:p>17,749</text:p>
          </table:table-cell>
          <table:table-cell office:value-type="float" office:value="16461" table:style-name="ce10">
            <text:p>16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22" table:style-name="ce52">
            <text:p>4,522</text:p>
          </table:table-cell>
          <table:table-cell office:value-type="float" office:value="15290" table:style-name="ce11">
            <text:p>15,290</text:p>
          </table:table-cell>
          <table:table-cell office:value-type="float" office:value="7696" table:style-name="ce11">
            <text:p>7,696</text:p>
          </table:table-cell>
          <table:table-cell office:value-type="float" office:value="7594" table:style-name="ce10">
            <text:p>7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90" table:style-name="ce52">
            <text:p>6,690</text:p>
          </table:table-cell>
          <table:table-cell office:value-type="float" office:value="17431" table:style-name="ce11">
            <text:p>17,431</text:p>
          </table:table-cell>
          <table:table-cell office:value-type="float" office:value="8878" table:style-name="ce11">
            <text:p>8,878</text:p>
          </table:table-cell>
          <table:table-cell office:value-type="float" office:value="8553" table:style-name="ce10">
            <text:p>8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55" table:style-name="ce52">
            <text:p>3,755</text:p>
          </table:table-cell>
          <table:table-cell office:value-type="float" office:value="10424" table:style-name="ce11">
            <text:p>10,424</text:p>
          </table:table-cell>
          <table:table-cell office:value-type="float" office:value="5352" table:style-name="ce11">
            <text:p>5,352</text:p>
          </table:table-cell>
          <table:table-cell office:value-type="float" office:value="5072" table:style-name="ce10">
            <text:p>5,0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67" table:style-name="ce52">
            <text:p>6,967</text:p>
          </table:table-cell>
          <table:table-cell office:value-type="float" office:value="18745" table:style-name="ce11">
            <text:p>18,745</text:p>
          </table:table-cell>
          <table:table-cell office:value-type="float" office:value="9704" table:style-name="ce11">
            <text:p>9,704</text:p>
          </table:table-cell>
          <table:table-cell office:value-type="float" office:value="9041" table:style-name="ce10">
            <text:p>9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06" table:style-name="ce52">
            <text:p>4,606</text:p>
          </table:table-cell>
          <table:table-cell office:value-type="float" office:value="12145" table:style-name="ce11">
            <text:p>12,145</text:p>
          </table:table-cell>
          <table:table-cell office:value-type="float" office:value="6654" table:style-name="ce11">
            <text:p>6,654</text:p>
          </table:table-cell>
          <table:table-cell office:value-type="float" office:value="5491" table:style-name="ce10">
            <text:p>5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6" table:style-name="ce52">
            <text:p>3,486</text:p>
          </table:table-cell>
          <table:table-cell office:value-type="float" office:value="8337" table:style-name="ce11">
            <text:p>8,337</text:p>
          </table:table-cell>
          <table:table-cell office:value-type="float" office:value="4460" table:style-name="ce11">
            <text:p>4,460</text:p>
          </table:table-cell>
          <table:table-cell office:value-type="float" office:value="3877" table:style-name="ce10">
            <text:p>3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6" table:style-name="ce52">
            <text:p>3,026</text:p>
          </table:table-cell>
          <table:table-cell office:value-type="float" office:value="7570" table:style-name="ce11">
            <text:p>7,570</text:p>
          </table:table-cell>
          <table:table-cell office:value-type="float" office:value="4111" table:style-name="ce11">
            <text:p>4,111</text:p>
          </table:table-cell>
          <table:table-cell office:value-type="float" office:value="3459" table:style-name="ce10">
            <text:p>3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63" table:style-name="ce52">
            <text:p>2,063</text:p>
          </table:table-cell>
          <table:table-cell office:value-type="float" office:value="5269" table:style-name="ce11">
            <text:p>5,269</text:p>
          </table:table-cell>
          <table:table-cell office:value-type="float" office:value="2782" table:style-name="ce11">
            <text:p>2,782</text:p>
          </table:table-cell>
          <table:table-cell office:value-type="float" office:value="2487" table:style-name="ce10">
            <text:p>2,4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50" table:style-name="ce52">
            <text:p>2,350</text:p>
          </table:table-cell>
          <table:table-cell office:value-type="float" office:value="7665" table:style-name="ce11">
            <text:p>7,665</text:p>
          </table:table-cell>
          <table:table-cell office:value-type="float" office:value="3868" table:style-name="ce11">
            <text:p>3,868</text:p>
          </table:table-cell>
          <table:table-cell office:value-type="float" office:value="3797" table:style-name="ce10">
            <text:p>3,7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5" table:style-name="ce52">
            <text:p>1,045</text:p>
          </table:table-cell>
          <table:table-cell office:value-type="float" office:value="3271" table:style-name="ce11">
            <text:p>3,271</text:p>
          </table:table-cell>
          <table:table-cell office:value-type="float" office:value="1679" table:style-name="ce11">
            <text:p>1,679</text:p>
          </table:table-cell>
          <table:table-cell office:value-type="float" office:value="1592" table:style-name="ce10">
            <text:p>1,5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70" table:style-name="ce52">
            <text:p>2,070</text:p>
          </table:table-cell>
          <table:table-cell office:value-type="float" office:value="6744" table:style-name="ce11">
            <text:p>6,744</text:p>
          </table:table-cell>
          <table:table-cell office:value-type="float" office:value="3400" table:style-name="ce11">
            <text:p>3,400</text:p>
          </table:table-cell>
          <table:table-cell office:value-type="float" office:value="3344" table:style-name="ce10">
            <text:p>3,3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06" table:style-name="ce52">
            <text:p>1,406</text:p>
          </table:table-cell>
          <table:table-cell office:value-type="float" office:value="5388" table:style-name="ce11">
            <text:p>5,388</text:p>
          </table:table-cell>
          <table:table-cell office:value-type="float" office:value="2813" table:style-name="ce11">
            <text:p>2,813</text:p>
          </table:table-cell>
          <table:table-cell office:value-type="float" office:value="2575" table:style-name="ce10">
            <text:p>2,5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53" table:style-name="ce52">
            <text:p>2,253</text:p>
          </table:table-cell>
          <table:table-cell office:value-type="float" office:value="7439" table:style-name="ce11">
            <text:p>7,439</text:p>
          </table:table-cell>
          <table:table-cell office:value-type="float" office:value="3728" table:style-name="ce11">
            <text:p>3,728</text:p>
          </table:table-cell>
          <table:table-cell office:value-type="float" office:value="3711" table:style-name="ce10">
            <text:p>3,7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2" table:style-name="ce52">
            <text:p>1,432</text:p>
          </table:table-cell>
          <table:table-cell office:value-type="float" office:value="4923" table:style-name="ce11">
            <text:p>4,923</text:p>
          </table:table-cell>
          <table:table-cell office:value-type="float" office:value="2517" table:style-name="ce11">
            <text:p>2,517</text:p>
          </table:table-cell>
          <table:table-cell office:value-type="float" office:value="2406" table:style-name="ce10">
            <text:p>2,4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98" table:style-name="ce52">
            <text:p>1,598</text:p>
          </table:table-cell>
          <table:table-cell office:value-type="float" office:value="4880" table:style-name="ce11">
            <text:p>4,880</text:p>
          </table:table-cell>
          <table:table-cell office:value-type="float" office:value="2506" table:style-name="ce11">
            <text:p>2,506</text:p>
          </table:table-cell>
          <table:table-cell office:value-type="float" office:value="2374" table:style-name="ce10">
            <text:p>2,37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61" table:style-name="ce53">
            <text:p>1,961</text:p>
          </table:table-cell>
          <table:table-cell office:value-type="float" office:value="4846" table:style-name="ce18">
            <text:p>4,846</text:p>
          </table:table-cell>
          <table:table-cell office:value-type="float" office:value="2429" table:style-name="ce18">
            <text:p>2,429</text:p>
          </table:table-cell>
          <table:table-cell office:value-type="float" office:value="2417" table:style-name="ce17">
            <text:p>2,417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333" table:style-name="ce71">
            <text:p>83,333</text:p>
          </table:table-cell>
          <table:table-cell office:value-type="float" office:value="216045" table:style-name="ce79">
            <text:p>216,045</text:p>
          </table:table-cell>
          <table:table-cell office:value-type="float" office:value="111138" table:style-name="ce79">
            <text:p>111,138</text:p>
          </table:table-cell>
          <table:table-cell office:value-type="float" office:value="104907" table:style-name="ce73">
            <text:p>104,9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125" table:style-name="ce52">
            <text:p>40,125</text:p>
          </table:table-cell>
          <table:table-cell office:value-type="float" office:value="105014" table:style-name="ce11">
            <text:p>105,014</text:p>
          </table:table-cell>
          <table:table-cell office:value-type="float" office:value="52411" table:style-name="ce11">
            <text:p>52,411</text:p>
          </table:table-cell>
          <table:table-cell office:value-type="float" office:value="52603" table:style-name="ce10">
            <text:p>52,6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4" table:style-name="ce52">
            <text:p>5,344</text:p>
          </table:table-cell>
          <table:table-cell office:value-type="float" office:value="13613" table:style-name="ce11">
            <text:p>13,613</text:p>
          </table:table-cell>
          <table:table-cell office:value-type="float" office:value="7163" table:style-name="ce11">
            <text:p>7,163</text:p>
          </table:table-cell>
          <table:table-cell office:value-type="float" office:value="6450" table:style-name="ce10">
            <text:p>6,4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10" table:style-name="ce52">
            <text:p>3,210</text:p>
          </table:table-cell>
          <table:table-cell office:value-type="float" office:value="8534" table:style-name="ce11">
            <text:p>8,534</text:p>
          </table:table-cell>
          <table:table-cell office:value-type="float" office:value="4414" table:style-name="ce11">
            <text:p>4,414</text:p>
          </table:table-cell>
          <table:table-cell office:value-type="float" office:value="4120" table:style-name="ce10">
            <text:p>4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89" table:style-name="ce52">
            <text:p>6,789</text:p>
          </table:table-cell>
          <table:table-cell office:value-type="float" office:value="17114" table:style-name="ce11">
            <text:p>17,114</text:p>
          </table:table-cell>
          <table:table-cell office:value-type="float" office:value="9007" table:style-name="ce11">
            <text:p>9,007</text:p>
          </table:table-cell>
          <table:table-cell office:value-type="float" office:value="8107" table:style-name="ce10">
            <text:p>8,1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47" table:style-name="ce52">
            <text:p>2,447</text:p>
          </table:table-cell>
          <table:table-cell office:value-type="float" office:value="5758" table:style-name="ce11">
            <text:p>5,758</text:p>
          </table:table-cell>
          <table:table-cell office:value-type="float" office:value="3011" table:style-name="ce11">
            <text:p>3,011</text:p>
          </table:table-cell>
          <table:table-cell office:value-type="float" office:value="2747" table:style-name="ce10">
            <text:p>2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77" table:style-name="ce52">
            <text:p>4,777</text:p>
          </table:table-cell>
          <table:table-cell office:value-type="float" office:value="10956" table:style-name="ce11">
            <text:p>10,956</text:p>
          </table:table-cell>
          <table:table-cell office:value-type="float" office:value="5808" table:style-name="ce11">
            <text:p>5,808</text:p>
          </table:table-cell>
          <table:table-cell office:value-type="float" office:value="5148" table:style-name="ce10">
            <text:p>5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36" table:style-name="ce52">
            <text:p>3,736</text:p>
          </table:table-cell>
          <table:table-cell office:value-type="float" office:value="8295" table:style-name="ce11">
            <text:p>8,295</text:p>
          </table:table-cell>
          <table:table-cell office:value-type="float" office:value="4593" table:style-name="ce11">
            <text:p>4,593</text:p>
          </table:table-cell>
          <table:table-cell office:value-type="float" office:value="3702" table:style-name="ce10">
            <text:p>3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4" table:style-name="ce52">
            <text:p>2,894</text:p>
          </table:table-cell>
          <table:table-cell office:value-type="float" office:value="6994" table:style-name="ce11">
            <text:p>6,994</text:p>
          </table:table-cell>
          <table:table-cell office:value-type="float" office:value="3944" table:style-name="ce11">
            <text:p>3,944</text:p>
          </table:table-cell>
          <table:table-cell office:value-type="float" office:value="3050" table:style-name="ce10">
            <text:p>3,0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3" table:style-name="ce52">
            <text:p>3,023</text:p>
          </table:table-cell>
          <table:table-cell office:value-type="float" office:value="7668" table:style-name="ce11">
            <text:p>7,668</text:p>
          </table:table-cell>
          <table:table-cell office:value-type="float" office:value="4055" table:style-name="ce11">
            <text:p>4,055</text:p>
          </table:table-cell>
          <table:table-cell office:value-type="float" office:value="3613" table:style-name="ce10">
            <text:p>3,6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4" table:style-name="ce52">
            <text:p>3,184</text:p>
          </table:table-cell>
          <table:table-cell office:value-type="float" office:value="8115" table:style-name="ce11">
            <text:p>8,115</text:p>
          </table:table-cell>
          <table:table-cell office:value-type="float" office:value="4193" table:style-name="ce11">
            <text:p>4,193</text:p>
          </table:table-cell>
          <table:table-cell office:value-type="float" office:value="3922" table:style-name="ce10">
            <text:p>3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50" table:style-name="ce52">
            <text:p>1,150</text:p>
          </table:table-cell>
          <table:table-cell office:value-type="float" office:value="4029" table:style-name="ce11">
            <text:p>4,029</text:p>
          </table:table-cell>
          <table:table-cell office:value-type="float" office:value="2133" table:style-name="ce11">
            <text:p>2,133</text:p>
          </table:table-cell>
          <table:table-cell office:value-type="float" office:value="1896" table:style-name="ce10">
            <text:p>1,8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2">
            <text:p>1,068</text:p>
          </table:table-cell>
          <table:table-cell office:value-type="float" office:value="3525" table:style-name="ce11">
            <text:p>3,525</text:p>
          </table:table-cell>
          <table:table-cell office:value-type="float" office:value="1886" table:style-name="ce11">
            <text:p>1,886</text:p>
          </table:table-cell>
          <table:table-cell office:value-type="float" office:value="1639" table:style-name="ce10">
            <text:p>1,6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2" table:style-name="ce52">
            <text:p>1,082</text:p>
          </table:table-cell>
          <table:table-cell office:value-type="float" office:value="4085" table:style-name="ce11">
            <text:p>4,085</text:p>
          </table:table-cell>
          <table:table-cell office:value-type="float" office:value="2167" table:style-name="ce11">
            <text:p>2,167</text:p>
          </table:table-cell>
          <table:table-cell office:value-type="float" office:value="1918" table:style-name="ce10">
            <text:p>1,9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9" table:style-name="ce52">
            <text:p>1,429</text:p>
          </table:table-cell>
          <table:table-cell office:value-type="float" office:value="3503" table:style-name="ce11">
            <text:p>3,503</text:p>
          </table:table-cell>
          <table:table-cell office:value-type="float" office:value="1898" table:style-name="ce11">
            <text:p>1,898</text:p>
          </table:table-cell>
          <table:table-cell office:value-type="float" office:value="1605" table:style-name="ce10">
            <text:p>1,6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66" table:style-name="ce52">
            <text:p>1,166</text:p>
          </table:table-cell>
          <table:table-cell office:value-type="float" office:value="3702" table:style-name="ce11">
            <text:p>3,702</text:p>
          </table:table-cell>
          <table:table-cell office:value-type="float" office:value="1861" table:style-name="ce11">
            <text:p>1,861</text:p>
          </table:table-cell>
          <table:table-cell office:value-type="float" office:value="1841" table:style-name="ce10">
            <text:p>1,84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09" table:style-name="ce53">
            <text:p>1,909</text:p>
          </table:table-cell>
          <table:table-cell office:value-type="float" office:value="5140" table:style-name="ce18">
            <text:p>5,140</text:p>
          </table:table-cell>
          <table:table-cell office:value-type="float" office:value="2594" table:style-name="ce18">
            <text:p>2,594</text:p>
          </table:table-cell>
          <table:table-cell office:value-type="float" office:value="2546" table:style-name="ce17">
            <text:p>2,546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957" table:style-name="ce71">
            <text:p>126,957</text:p>
          </table:table-cell>
          <table:table-cell office:value-type="float" office:value="325453" table:style-name="ce79">
            <text:p>325,453</text:p>
          </table:table-cell>
          <table:table-cell office:value-type="float" office:value="164632" table:style-name="ce79">
            <text:p>164,632</text:p>
          </table:table-cell>
          <table:table-cell office:value-type="float" office:value="160821" table:style-name="ce73">
            <text:p>160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74" table:style-name="ce52">
            <text:p>41,674</text:p>
          </table:table-cell>
          <table:table-cell office:value-type="float" office:value="103024" table:style-name="ce11">
            <text:p>103,024</text:p>
          </table:table-cell>
          <table:table-cell office:value-type="float" office:value="49519" table:style-name="ce11">
            <text:p>49,519</text:p>
          </table:table-cell>
          <table:table-cell office:value-type="float" office:value="53505" table:style-name="ce10">
            <text:p>53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7" table:style-name="ce52">
            <text:p>4,407</text:p>
          </table:table-cell>
          <table:table-cell office:value-type="float" office:value="10848" table:style-name="ce11">
            <text:p>10,848</text:p>
          </table:table-cell>
          <table:table-cell office:value-type="float" office:value="5640" table:style-name="ce11">
            <text:p>5,640</text:p>
          </table:table-cell>
          <table:table-cell office:value-type="float" office:value="5208" table:style-name="ce10">
            <text:p>5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03" table:style-name="ce52">
            <text:p>8,903</text:p>
          </table:table-cell>
          <table:table-cell office:value-type="float" office:value="23521" table:style-name="ce11">
            <text:p>23,521</text:p>
          </table:table-cell>
          <table:table-cell office:value-type="float" office:value="12462" table:style-name="ce11">
            <text:p>12,462</text:p>
          </table:table-cell>
          <table:table-cell office:value-type="float" office:value="11059" table:style-name="ce10">
            <text:p>11,0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38" table:style-name="ce52">
            <text:p>7,838</text:p>
          </table:table-cell>
          <table:table-cell office:value-type="float" office:value="20137" table:style-name="ce11">
            <text:p>20,137</text:p>
          </table:table-cell>
          <table:table-cell office:value-type="float" office:value="10257" table:style-name="ce11">
            <text:p>10,257</text:p>
          </table:table-cell>
          <table:table-cell office:value-type="float" office:value="9880" table:style-name="ce10">
            <text:p>9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585" table:style-name="ce52">
            <text:p>32,585</text:p>
          </table:table-cell>
          <table:table-cell office:value-type="float" office:value="83613" table:style-name="ce11">
            <text:p>83,613</text:p>
          </table:table-cell>
          <table:table-cell office:value-type="float" office:value="41906" table:style-name="ce11">
            <text:p>41,906</text:p>
          </table:table-cell>
          <table:table-cell office:value-type="float" office:value="41707" table:style-name="ce10">
            <text:p>41,7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20" table:style-name="ce52">
            <text:p>7,320</text:p>
          </table:table-cell>
          <table:table-cell office:value-type="float" office:value="17714" table:style-name="ce11">
            <text:p>17,714</text:p>
          </table:table-cell>
          <table:table-cell office:value-type="float" office:value="9407" table:style-name="ce11">
            <text:p>9,407</text:p>
          </table:table-cell>
          <table:table-cell office:value-type="float" office:value="8307" table:style-name="ce10">
            <text:p>8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04" table:style-name="ce52">
            <text:p>5,004</text:p>
          </table:table-cell>
          <table:table-cell office:value-type="float" office:value="12493" table:style-name="ce11">
            <text:p>12,493</text:p>
          </table:table-cell>
          <table:table-cell office:value-type="float" office:value="6635" table:style-name="ce11">
            <text:p>6,635</text:p>
          </table:table-cell>
          <table:table-cell office:value-type="float" office:value="5858" table:style-name="ce10">
            <text:p>5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01" table:style-name="ce52">
            <text:p>1,701</text:p>
          </table:table-cell>
          <table:table-cell office:value-type="float" office:value="4413" table:style-name="ce11">
            <text:p>4,413</text:p>
          </table:table-cell>
          <table:table-cell office:value-type="float" office:value="2477" table:style-name="ce11">
            <text:p>2,477</text:p>
          </table:table-cell>
          <table:table-cell office:value-type="float" office:value="1936" table:style-name="ce10">
            <text:p>1,9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57" table:style-name="ce52">
            <text:p>4,757</text:p>
          </table:table-cell>
          <table:table-cell office:value-type="float" office:value="11366" table:style-name="ce11">
            <text:p>11,366</text:p>
          </table:table-cell>
          <table:table-cell office:value-type="float" office:value="6089" table:style-name="ce11">
            <text:p>6,089</text:p>
          </table:table-cell>
          <table:table-cell office:value-type="float" office:value="5277" table:style-name="ce10">
            <text:p>5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46" table:style-name="ce52">
            <text:p>4,046</text:p>
          </table:table-cell>
          <table:table-cell office:value-type="float" office:value="10057" table:style-name="ce11">
            <text:p>10,057</text:p>
          </table:table-cell>
          <table:table-cell office:value-type="float" office:value="5473" table:style-name="ce11">
            <text:p>5,473</text:p>
          </table:table-cell>
          <table:table-cell office:value-type="float" office:value="4584" table:style-name="ce10">
            <text:p>4,5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05" table:style-name="ce52">
            <text:p>4,905</text:p>
          </table:table-cell>
          <table:table-cell office:value-type="float" office:value="15940" table:style-name="ce11">
            <text:p>15,940</text:p>
          </table:table-cell>
          <table:table-cell office:value-type="float" office:value="8164" table:style-name="ce11">
            <text:p>8,164</text:p>
          </table:table-cell>
          <table:table-cell office:value-type="float" office:value="7776" table:style-name="ce10">
            <text:p>7,7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1" table:style-name="ce52">
            <text:p>2,121</text:p>
          </table:table-cell>
          <table:table-cell office:value-type="float" office:value="6282" table:style-name="ce11">
            <text:p>6,282</text:p>
          </table:table-cell>
          <table:table-cell office:value-type="float" office:value="3309" table:style-name="ce11">
            <text:p>3,309</text:p>
          </table:table-cell>
          <table:table-cell office:value-type="float" office:value="2973" table:style-name="ce10">
            <text:p>2,97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696" table:style-name="ce53">
            <text:p>1,696</text:p>
          </table:table-cell>
          <table:table-cell office:value-type="float" office:value="6045" table:style-name="ce18">
            <text:p>6,045</text:p>
          </table:table-cell>
          <table:table-cell office:value-type="float" office:value="3294" table:style-name="ce18">
            <text:p>3,294</text:p>
          </table:table-cell>
          <table:table-cell office:value-type="float" office:value="2751" table:style-name="ce17">
            <text:p>2,75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512" table:style-name="ce71">
            <text:p>41,512</text:p>
          </table:table-cell>
          <table:table-cell office:value-type="float" office:value="105022" table:style-name="ce79">
            <text:p>105,022</text:p>
          </table:table-cell>
          <table:table-cell office:value-type="float" office:value="54109" table:style-name="ce79">
            <text:p>54,109</text:p>
          </table:table-cell>
          <table:table-cell office:value-type="float" office:value="50913" table:style-name="ce73">
            <text:p>50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427" table:style-name="ce52">
            <text:p>25,427</text:p>
          </table:table-cell>
          <table:table-cell office:value-type="float" office:value="62825" table:style-name="ce11">
            <text:p>62,825</text:p>
          </table:table-cell>
          <table:table-cell office:value-type="float" office:value="31947" table:style-name="ce11">
            <text:p>31,947</text:p>
          </table:table-cell>
          <table:table-cell office:value-type="float" office:value="30878" table:style-name="ce10">
            <text:p>30,8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68" table:style-name="ce52">
            <text:p>6,068</text:p>
          </table:table-cell>
          <table:table-cell office:value-type="float" office:value="15005" table:style-name="ce11">
            <text:p>15,005</text:p>
          </table:table-cell>
          <table:table-cell office:value-type="float" office:value="7964" table:style-name="ce11">
            <text:p>7,964</text:p>
          </table:table-cell>
          <table:table-cell office:value-type="float" office:value="7041" table:style-name="ce10">
            <text:p>7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01" table:style-name="ce52">
            <text:p>3,501</text:p>
          </table:table-cell>
          <table:table-cell office:value-type="float" office:value="9818" table:style-name="ce11">
            <text:p>9,818</text:p>
          </table:table-cell>
          <table:table-cell office:value-type="float" office:value="5096" table:style-name="ce11">
            <text:p>5,096</text:p>
          </table:table-cell>
          <table:table-cell office:value-type="float" office:value="4722" table:style-name="ce10">
            <text:p>4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52" table:style-name="ce52">
            <text:p>3,052</text:p>
          </table:table-cell>
          <table:table-cell office:value-type="float" office:value="8285" table:style-name="ce11">
            <text:p>8,285</text:p>
          </table:table-cell>
          <table:table-cell office:value-type="float" office:value="4278" table:style-name="ce11">
            <text:p>4,278</text:p>
          </table:table-cell>
          <table:table-cell office:value-type="float" office:value="4007" table:style-name="ce10">
            <text:p>4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5" table:style-name="ce52">
            <text:p>2,065</text:p>
          </table:table-cell>
          <table:table-cell office:value-type="float" office:value="5266" table:style-name="ce11">
            <text:p>5,266</text:p>
          </table:table-cell>
          <table:table-cell office:value-type="float" office:value="2863" table:style-name="ce11">
            <text:p>2,863</text:p>
          </table:table-cell>
          <table:table-cell office:value-type="float" office:value="2403" table:style-name="ce10">
            <text:p>2,40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99" table:style-name="ce53">
            <text:p>1,399</text:p>
          </table:table-cell>
          <table:table-cell office:value-type="float" office:value="3823" table:style-name="ce18">
            <text:p>3,823</text:p>
          </table:table-cell>
          <table:table-cell office:value-type="float" office:value="1961" table:style-name="ce18">
            <text:p>1,961</text:p>
          </table:table-cell>
          <table:table-cell office:value-type="float" office:value="1862" table:style-name="ce17">
            <text:p>1,86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5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952" table:style-name="ce71">
            <text:p>154,952</text:p>
          </table:table-cell>
          <table:table-cell office:value-type="float" office:value="368686" table:style-name="ce79">
            <text:p>368,686</text:p>
          </table:table-cell>
          <table:table-cell office:value-type="float" office:value="183989" table:style-name="ce79">
            <text:p>183,989</text:p>
          </table:table-cell>
          <table:table-cell office:value-type="float" office:value="184697" table:style-name="ce73">
            <text:p>184,69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42" table:style-name="ce52">
            <text:p>22,842</text:p>
          </table:table-cell>
          <table:table-cell office:value-type="float" office:value="51391" table:style-name="ce11">
            <text:p>51,391</text:p>
          </table:table-cell>
          <table:table-cell office:value-type="float" office:value="26166" table:style-name="ce11">
            <text:p>26,166</text:p>
          </table:table-cell>
          <table:table-cell office:value-type="float" office:value="25225" table:style-name="ce10">
            <text:p>25,22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67" table:style-name="ce52">
            <text:p>21,767</text:p>
          </table:table-cell>
          <table:table-cell office:value-type="float" office:value="53690" table:style-name="ce11">
            <text:p>53,690</text:p>
          </table:table-cell>
          <table:table-cell office:value-type="float" office:value="26861" table:style-name="ce11">
            <text:p>26,861</text:p>
          </table:table-cell>
          <table:table-cell office:value-type="float" office:value="26829" table:style-name="ce10">
            <text:p>26,82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962" table:style-name="ce52">
            <text:p>15,962</text:p>
          </table:table-cell>
          <table:table-cell office:value-type="float" office:value="38610" table:style-name="ce11">
            <text:p>38,610</text:p>
          </table:table-cell>
          <table:table-cell office:value-type="float" office:value="19292" table:style-name="ce11">
            <text:p>19,292</text:p>
          </table:table-cell>
          <table:table-cell office:value-type="float" office:value="19318" table:style-name="ce10">
            <text:p>19,31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73" table:style-name="ce52">
            <text:p>19,073</text:p>
          </table:table-cell>
          <table:table-cell office:value-type="float" office:value="43183" table:style-name="ce11">
            <text:p>43,183</text:p>
          </table:table-cell>
          <table:table-cell office:value-type="float" office:value="21319" table:style-name="ce11">
            <text:p>21,319</text:p>
          </table:table-cell>
          <table:table-cell office:value-type="float" office:value="21864" table:style-name="ce10">
            <text:p>21,86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31" table:style-name="ce52">
            <text:p>19,231</text:p>
          </table:table-cell>
          <table:table-cell office:value-type="float" office:value="46697" table:style-name="ce11">
            <text:p>46,697</text:p>
          </table:table-cell>
          <table:table-cell office:value-type="float" office:value="23682" table:style-name="ce11">
            <text:p>23,682</text:p>
          </table:table-cell>
          <table:table-cell office:value-type="float" office:value="23015" table:style-name="ce10">
            <text:p>23,01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966" table:style-name="ce52">
            <text:p>33,966</text:p>
          </table:table-cell>
          <table:table-cell office:value-type="float" office:value="82254" table:style-name="ce11">
            <text:p>82,254</text:p>
          </table:table-cell>
          <table:table-cell office:value-type="float" office:value="40696" table:style-name="ce11">
            <text:p>40,696</text:p>
          </table:table-cell>
          <table:table-cell office:value-type="float" office:value="41558" table:style-name="ce10">
            <text:p>41,55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111" table:style-name="ce53">
            <text:p>22,111</text:p>
          </table:table-cell>
          <table:table-cell office:value-type="float" office:value="52861" table:style-name="ce18">
            <text:p>52,861</text:p>
          </table:table-cell>
          <table:table-cell office:value-type="float" office:value="25973" table:style-name="ce18">
            <text:p>25,973</text:p>
          </table:table-cell>
          <table:table-cell office:value-type="float" office:value="26888" table:style-name="ce17">
            <text:p>26,888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8929" table:style-name="ce71">
            <text:p>168,929</text:p>
          </table:table-cell>
          <table:table-cell office:value-type="float" office:value="449806" table:style-name="ce79">
            <text:p>449,806</text:p>
          </table:table-cell>
          <table:table-cell office:value-type="float" office:value="221830" table:style-name="ce79">
            <text:p>221,830</text:p>
          </table:table-cell>
          <table:table-cell office:value-type="float" office:value="227976" table:style-name="ce73">
            <text:p>227,9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2307" table:style-name="ce52">
            <text:p>82,307</text:p>
          </table:table-cell>
          <table:table-cell office:value-type="float" office:value="218561" table:style-name="ce11">
            <text:p>218,561</text:p>
          </table:table-cell>
          <table:table-cell office:value-type="float" office:value="107469" table:style-name="ce11">
            <text:p>107,469</text:p>
          </table:table-cell>
          <table:table-cell office:value-type="float" office:value="111092" table:style-name="ce10">
            <text:p>111,0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378" table:style-name="ce52">
            <text:p>58,378</text:p>
          </table:table-cell>
          <table:table-cell office:value-type="float" office:value="152540" table:style-name="ce11">
            <text:p>152,540</text:p>
          </table:table-cell>
          <table:table-cell office:value-type="float" office:value="74394" table:style-name="ce11">
            <text:p>74,394</text:p>
          </table:table-cell>
          <table:table-cell office:value-type="float" office:value="78146" table:style-name="ce10">
            <text:p>78,1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244" table:style-name="ce53">
            <text:p>28,244</text:p>
          </table:table-cell>
          <table:table-cell office:value-type="float" office:value="78705" table:style-name="ce18">
            <text:p>78,705</text:p>
          </table:table-cell>
          <table:table-cell office:value-type="float" office:value="39967" table:style-name="ce18">
            <text:p>39,967</text:p>
          </table:table-cell>
          <table:table-cell office:value-type="float" office:value="38738" table:style-name="ce17">
            <text:p>38,738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813" table:style-name="ce71">
            <text:p>100,813</text:p>
          </table:table-cell>
          <table:table-cell office:value-type="float" office:value="267203" table:style-name="ce79">
            <text:p>267,203</text:p>
          </table:table-cell>
          <table:table-cell office:value-type="float" office:value="129439" table:style-name="ce79">
            <text:p>129,439</text:p>
          </table:table-cell>
          <table:table-cell office:value-type="float" office:value="137764" table:style-name="ce73">
            <text:p>137,7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48" table:style-name="ce52">
            <text:p>45,848</text:p>
          </table:table-cell>
          <table:table-cell office:value-type="float" office:value="120383" table:style-name="ce11">
            <text:p>120,383</text:p>
          </table:table-cell>
          <table:table-cell office:value-type="float" office:value="57709" table:style-name="ce11">
            <text:p>57,709</text:p>
          </table:table-cell>
          <table:table-cell office:value-type="float" office:value="62674" table:style-name="ce10">
            <text:p>62,67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965" table:style-name="ce53">
            <text:p>54,965</text:p>
          </table:table-cell>
          <table:table-cell office:value-type="float" office:value="146820" table:style-name="ce18">
            <text:p>146,820</text:p>
          </table:table-cell>
          <table:table-cell office:value-type="float" office:value="71730" table:style-name="ce18">
            <text:p>71,730</text:p>
          </table:table-cell>
          <table:table-cell office:value-type="float" office:value="75090" table:style-name="ce17">
            <text:p>75,09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390" table:style-name="ce71">
            <text:p>41,390</text:p>
          </table:table-cell>
          <table:table-cell office:value-type="float" office:value="139683" table:style-name="ce79">
            <text:p>139,683</text:p>
          </table:table-cell>
          <table:table-cell office:value-type="float" office:value="69705" table:style-name="ce79">
            <text:p>69,705</text:p>
          </table:table-cell>
          <table:table-cell office:value-type="float" office:value="69978" table:style-name="ce73">
            <text:p>69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03" table:style-name="ce52">
            <text:p>13,103</text:p>
          </table:table-cell>
          <table:table-cell office:value-type="float" office:value="43036" table:style-name="ce11">
            <text:p>43,036</text:p>
          </table:table-cell>
          <table:table-cell office:value-type="float" office:value="21456" table:style-name="ce11">
            <text:p>21,456</text:p>
          </table:table-cell>
          <table:table-cell office:value-type="float" office:value="21580" table:style-name="ce10">
            <text:p>21,5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81" table:style-name="ce52">
            <text:p>9,281</text:p>
          </table:table-cell>
          <table:table-cell office:value-type="float" office:value="30153" table:style-name="ce11">
            <text:p>30,153</text:p>
          </table:table-cell>
          <table:table-cell office:value-type="float" office:value="15113" table:style-name="ce11">
            <text:p>15,113</text:p>
          </table:table-cell>
          <table:table-cell office:value-type="float" office:value="15040" table:style-name="ce10">
            <text:p>15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44" table:style-name="ce52">
            <text:p>6,444</text:p>
          </table:table-cell>
          <table:table-cell office:value-type="float" office:value="20713" table:style-name="ce11">
            <text:p>20,713</text:p>
          </table:table-cell>
          <table:table-cell office:value-type="float" office:value="10213" table:style-name="ce11">
            <text:p>10,213</text:p>
          </table:table-cell>
          <table:table-cell office:value-type="float" office:value="10500" table:style-name="ce10">
            <text:p>10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221" table:style-name="ce52">
            <text:p>9,221</text:p>
          </table:table-cell>
          <table:table-cell office:value-type="float" office:value="32426" table:style-name="ce11">
            <text:p>32,426</text:p>
          </table:table-cell>
          <table:table-cell office:value-type="float" office:value="16290" table:style-name="ce11">
            <text:p>16,290</text:p>
          </table:table-cell>
          <table:table-cell office:value-type="float" office:value="16136" table:style-name="ce10">
            <text:p>16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06" table:style-name="ce52">
            <text:p>3,206</text:p>
          </table:table-cell>
          <table:table-cell office:value-type="float" office:value="12690" table:style-name="ce11">
            <text:p>12,690</text:p>
          </table:table-cell>
          <table:table-cell office:value-type="float" office:value="6292" table:style-name="ce11">
            <text:p>6,292</text:p>
          </table:table-cell>
          <table:table-cell office:value-type="float" office:value="6398" table:style-name="ce10">
            <text:p>6,39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65" table:style-name="ce18">
            <text:p>665</text:p>
          </table:table-cell>
          <table:table-cell office:value-type="float" office:value="341" table:style-name="ce18">
            <text:p>341</text:p>
          </table:table-cell>
          <table:table-cell office:value-type="float" office:value="324" table:style-name="ce17">
            <text:p>32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294" table:style-name="ce71">
            <text:p>3,294</text:p>
          </table:table-cell>
          <table:table-cell office:value-type="float" office:value="13036" table:style-name="ce79">
            <text:p>13,036</text:p>
          </table:table-cell>
          <table:table-cell office:value-type="float" office:value="7473" table:style-name="ce79">
            <text:p>7,473</text:p>
          </table:table-cell>
          <table:table-cell office:value-type="float" office:value="5563" table:style-name="ce73">
            <text:p>5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78" table:style-name="ce52">
            <text:p>1,878</text:p>
          </table:table-cell>
          <table:table-cell office:value-type="float" office:value="7577" table:style-name="ce11">
            <text:p>7,577</text:p>
          </table:table-cell>
          <table:table-cell office:value-type="float" office:value="4270" table:style-name="ce11">
            <text:p>4,270</text:p>
          </table:table-cell>
          <table:table-cell office:value-type="float" office:value="3307" table:style-name="ce10">
            <text:p>3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58" table:style-name="ce52">
            <text:p>758</text:p>
          </table:table-cell>
          <table:table-cell office:value-type="float" office:value="2591" table:style-name="ce11">
            <text:p>2,591</text:p>
          </table:table-cell>
          <table:table-cell office:value-type="float" office:value="1475" table:style-name="ce11">
            <text:p>1,475</text:p>
          </table:table-cell>
          <table:table-cell office:value-type="float" office:value="1116" table:style-name="ce10">
            <text:p>1,1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3" table:style-name="ce52">
            <text:p>313</text:p>
          </table:table-cell>
          <table:table-cell office:value-type="float" office:value="1527" table:style-name="ce11">
            <text:p>1,527</text:p>
          </table:table-cell>
          <table:table-cell office:value-type="float" office:value="934" table:style-name="ce11">
            <text:p>934</text:p>
          </table:table-cell>
          <table:table-cell office:value-type="float" office:value="593" table:style-name="ce10">
            <text:p>59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5" table:style-name="ce53">
            <text:p>345</text:p>
          </table:table-cell>
          <table:table-cell office:value-type="float" office:value="1341" table:style-name="ce18">
            <text:p>1,341</text:p>
          </table:table-cell>
          <table:table-cell office:value-type="float" office:value="794" table:style-name="ce18">
            <text:p>794</text:p>
          </table:table-cell>
          <table:table-cell office:value-type="float" office:value="547" table:style-name="ce17">
            <text:p>54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user</meta:initial-creator>
    <dc:creator>周柏妤</dc:creator>
    <meta:creation-date>1998-03-06T04:37:15Z</meta:creation-date>
    <dc:date>2020-06-08T03:22:23Z</dc:date>
    <meta:print-date>2020-02-04T09:52:15Z</meta:print-date>
  </office:meta>
</office:document-meta>
</file>